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3" style:family="table">
      <style:table-properties style:width="16.607cm" fo:margin-left="0.018cm" table:align="left"/>
    </style:style>
    <style:style style:name="Tabla3.A" style:family="table-column">
      <style:table-column-properties style:column-width="2.194cm"/>
    </style:style>
    <style:style style:name="Tabla3.B" style:family="table-column">
      <style:table-column-properties style:column-width="1.713cm"/>
    </style:style>
    <style:style style:name="Tabla3.C" style:family="table-column">
      <style:table-column-properties style:column-width="12.7cm"/>
    </style:style>
    <style:style style:name="Tabla3.A1" style:family="table-cell">
      <style:table-cell-properties style:vertical-align="middle" fo:background-color="#bdd6ee" fo:padding="0cm" fo:border="1pt solid #5b9bd5" style:writing-mode="lr-tb">
        <style:background-image/>
      </style:table-cell-properties>
    </style:style>
    <style:style style:name="Tabla3.A2" style:family="table-cell">
      <style:table-cell-properties style:vertical-align="middle" fo:padding="0cm" fo:border="1pt solid #5b9bd5" style:writing-mode="lr-tb"/>
    </style:style>
    <style:style style:name="Tabla3.B2" style:family="table-cell">
      <style:table-cell-properties style:vertical-align="middle" fo:padding="0cm" fo:border="1pt solid #5b9bd5" style:writing-mode="lr-tb"/>
    </style:style>
    <style:style style:name="Tabla3.C2" style:family="table-cell">
      <style:table-cell-properties style:vertical-align="middle" fo:padding="0cm" fo:border="1pt solid #5b9bd5" style:writing-mode="lr-tb"/>
    </style:style>
    <style:style style:name="Tabla3.A3" style:family="table-cell">
      <style:table-cell-properties style:vertical-align="middle" fo:padding="0cm" fo:border="1pt solid #5b9bd5" style:writing-mode="lr-tb"/>
    </style:style>
    <style:style style:name="Tabla3.B3" style:family="table-cell">
      <style:table-cell-properties style:vertical-align="middle" fo:padding="0cm" fo:border="1pt solid #5b9bd5" style:writing-mode="lr-tb"/>
    </style:style>
    <style:style style:name="Tabla3.C3" style:family="table-cell">
      <style:table-cell-properties style:vertical-align="middle" fo:padding="0cm" fo:border="1pt solid #5b9bd5" style:writing-mode="lr-tb"/>
    </style:style>
    <style:style style:name="Tabla3.A4" style:family="table-cell">
      <style:table-cell-properties style:vertical-align="middle" fo:padding="0cm" fo:border="1pt solid #5b9bd5" style:writing-mode="lr-tb"/>
    </style:style>
    <style:style style:name="Tabla3.B4" style:family="table-cell">
      <style:table-cell-properties style:vertical-align="middle" fo:padding="0cm" fo:border="1pt solid #5b9bd5" style:writing-mode="lr-tb"/>
    </style:style>
    <style:style style:name="Tabla3.C4" style:family="table-cell">
      <style:table-cell-properties style:vertical-align="middle" fo:padding="0cm" fo:border="1pt solid #5b9bd5" style:writing-mode="lr-tb"/>
    </style:style>
    <style:style style:name="Tabla3.A5" style:family="table-cell">
      <style:table-cell-properties style:vertical-align="middle" fo:padding="0cm" fo:border-left="1pt solid #5b9bd5" fo:border-right="1pt solid #5b9bd5" fo:border-top="none" fo:border-bottom="1pt solid #5b9bd5" style:writing-mode="lr-tb"/>
    </style:style>
    <style:style style:name="Tabla3.B5" style:family="table-cell">
      <style:table-cell-properties style:vertical-align="middle" fo:padding="0cm" fo:border-left="1pt solid #5b9bd5" fo:border-right="1pt solid #5b9bd5" fo:border-top="none" fo:border-bottom="1pt solid #5b9bd5" style:writing-mode="lr-tb"/>
    </style:style>
    <style:style style:name="Tabla3.C5" style:family="table-cell">
      <style:table-cell-properties style:vertical-align="middle" fo:padding="0cm" fo:border-left="1pt solid #5b9bd5" fo:border-right="1pt solid #5b9bd5" fo:border-top="none" fo:border-bottom="1pt solid #5b9bd5" style:writing-mode="lr-tb"/>
    </style:style>
    <style:style style:name="Tabla3.A6" style:family="table-cell">
      <style:table-cell-properties style:vertical-align="middle" fo:padding="0cm" fo:border-left="1pt solid #5b9bd5" fo:border-right="1pt solid #5b9bd5" fo:border-top="none" fo:border-bottom="1pt solid #5b9bd5" style:writing-mode="lr-tb"/>
    </style:style>
    <style:style style:name="Tabla3.B6" style:family="table-cell">
      <style:table-cell-properties style:vertical-align="middle" fo:padding="0cm" fo:border-left="1pt solid #5b9bd5" fo:border-right="1pt solid #5b9bd5" fo:border-top="none" fo:border-bottom="1pt solid #5b9bd5" style:writing-mode="lr-tb"/>
    </style:style>
    <style:style style:name="Tabla3.C6" style:family="table-cell">
      <style:table-cell-properties style:vertical-align="middle" fo:padding="0cm" fo:border-left="1pt solid #5b9bd5" fo:border-right="1pt solid #5b9bd5" fo:border-top="none" fo:border-bottom="1pt solid #5b9bd5" style:writing-mode="lr-tb"/>
    </style:style>
    <style:style style:name="Tabla3.A7" style:family="table-cell">
      <style:table-cell-properties style:vertical-align="middle" fo:padding="0cm" fo:border-left="1pt solid #5b9bd5" fo:border-right="1pt solid #5b9bd5" fo:border-top="none" fo:border-bottom="1pt solid #5b9bd5" style:writing-mode="lr-tb"/>
    </style:style>
    <style:style style:name="Tabla3.B7" style:family="table-cell">
      <style:table-cell-properties style:vertical-align="middle" fo:padding="0cm" fo:border-left="1pt solid #5b9bd5" fo:border-right="1pt solid #5b9bd5" fo:border-top="none" fo:border-bottom="1pt solid #5b9bd5" style:writing-mode="lr-tb"/>
    </style:style>
    <style:style style:name="Tabla3.C7" style:family="table-cell">
      <style:table-cell-properties style:vertical-align="middle" fo:padding="0cm" fo:border-left="1pt solid #5b9bd5" fo:border-right="1pt solid #5b9bd5" fo:border-top="none" fo:border-bottom="1pt solid #5b9bd5" style:writing-mode="lr-tb"/>
    </style:style>
    <style:style style:name="Tabla3.A8" style:family="table-cell">
      <style:table-cell-properties style:vertical-align="middle" fo:padding="0cm" fo:border-left="1pt solid #5b9bd5" fo:border-right="1pt solid #5b9bd5" fo:border-top="none" fo:border-bottom="1pt solid #5b9bd5" style:writing-mode="lr-tb"/>
    </style:style>
    <style:style style:name="Tabla3.B8" style:family="table-cell">
      <style:table-cell-properties style:vertical-align="middle" fo:padding="0cm" fo:border-left="1pt solid #5b9bd5" fo:border-right="1pt solid #5b9bd5" fo:border-top="none" fo:border-bottom="1pt solid #5b9bd5" style:writing-mode="lr-tb"/>
    </style:style>
    <style:style style:name="Tabla3.C8" style:family="table-cell">
      <style:table-cell-properties style:vertical-align="middle" fo:padding="0cm" fo:border-left="1pt solid #5b9bd5" fo:border-right="1pt solid #5b9bd5" fo:border-top="none" fo:border-bottom="1pt solid #5b9bd5" style:writing-mode="lr-tb"/>
    </style:style>
    <style:style style:name="Tabla3.A9" style:family="table-cell">
      <style:table-cell-properties style:vertical-align="middle" fo:padding="0cm" fo:border-left="1pt solid #5b9bd5" fo:border-right="1pt solid #5b9bd5" fo:border-top="none" fo:border-bottom="1pt solid #5b9bd5" style:writing-mode="lr-tb"/>
    </style:style>
    <style:style style:name="Tabla3.B9" style:family="table-cell">
      <style:table-cell-properties style:vertical-align="middle" fo:padding="0cm" fo:border-left="1pt solid #5b9bd5" fo:border-right="1pt solid #5b9bd5" fo:border-top="none" fo:border-bottom="1pt solid #5b9bd5" style:writing-mode="lr-tb"/>
    </style:style>
    <style:style style:name="Tabla3.C9" style:family="table-cell">
      <style:table-cell-properties style:vertical-align="middle" fo:padding="0cm" fo:border-left="1pt solid #5b9bd5" fo:border-right="1pt solid #5b9bd5" fo:border-top="none" fo:border-bottom="1pt solid #5b9bd5" style:writing-mode="lr-tb"/>
    </style:style>
    <style:style style:name="Tabla3.A10" style:family="table-cell">
      <style:table-cell-properties style:vertical-align="middle" fo:padding="0cm" fo:border-left="1pt solid #5b9bd5" fo:border-right="1pt solid #5b9bd5" fo:border-top="none" fo:border-bottom="1pt solid #5b9bd5" style:writing-mode="lr-tb"/>
    </style:style>
    <style:style style:name="Tabla3.B10" style:family="table-cell">
      <style:table-cell-properties style:vertical-align="middle" fo:padding="0cm" fo:border-left="1pt solid #5b9bd5" fo:border-right="1pt solid #5b9bd5" fo:border-top="none" fo:border-bottom="1pt solid #5b9bd5" style:writing-mode="lr-tb"/>
    </style:style>
    <style:style style:name="Tabla3.C10" style:family="table-cell">
      <style:table-cell-properties style:vertical-align="middle" fo:padding="0cm" fo:border-left="1pt solid #5b9bd5" fo:border-right="1pt solid #5b9bd5" fo:border-top="none" fo:border-bottom="1pt solid #5b9bd5" style:writing-mode="lr-tb"/>
    </style:style>
    <style:style style:name="Tabla3.A11" style:family="table-cell">
      <style:table-cell-properties style:vertical-align="middle" fo:padding="0cm" fo:border-left="1pt solid #5b9bd5" fo:border-right="1pt solid #5b9bd5" fo:border-top="none" fo:border-bottom="1pt solid #5b9bd5" style:writing-mode="lr-tb"/>
    </style:style>
    <style:style style:name="Tabla3.B11" style:family="table-cell">
      <style:table-cell-properties style:vertical-align="middle" fo:padding="0cm" fo:border-left="1pt solid #5b9bd5" fo:border-right="1pt solid #5b9bd5" fo:border-top="none" fo:border-bottom="1pt solid #5b9bd5" style:writing-mode="lr-tb"/>
    </style:style>
    <style:style style:name="Tabla3.C11" style:family="table-cell">
      <style:table-cell-properties style:vertical-align="middle" fo:padding="0cm" fo:border-left="1pt solid #5b9bd5" fo:border-right="1pt solid #5b9bd5" fo:border-top="none" fo:border-bottom="1pt solid #5b9bd5" style:writing-mode="lr-tb"/>
    </style:style>
    <style:style style:name="Tabla3.A12" style:family="table-cell">
      <style:table-cell-properties style:vertical-align="middle" fo:padding="0cm" fo:border-left="1pt solid #5b9bd5" fo:border-right="1pt solid #5b9bd5" fo:border-top="none" fo:border-bottom="1pt solid #5b9bd5" style:writing-mode="lr-tb"/>
    </style:style>
    <style:style style:name="Tabla3.B12" style:family="table-cell">
      <style:table-cell-properties style:vertical-align="middle" fo:padding="0cm" fo:border-left="1pt solid #5b9bd5" fo:border-right="1pt solid #5b9bd5" fo:border-top="none" fo:border-bottom="1pt solid #5b9bd5" style:writing-mode="lr-tb"/>
    </style:style>
    <style:style style:name="Tabla3.C12" style:family="table-cell">
      <style:table-cell-properties style:vertical-align="middle" fo:padding="0cm" fo:border-left="1pt solid #5b9bd5" fo:border-right="1pt solid #5b9bd5" fo:border-top="none" fo:border-bottom="1pt solid #5b9bd5" style:writing-mode="lr-tb"/>
    </style:style>
    <style:style style:name="P1" style:family="paragraph" style:parent-style-name="Encabezado">
      <style:text-properties fo:color="#1f4e79"/>
    </style:style>
    <style:style style:name="P2" style:family="paragraph" style:parent-style-name="Encabezado">
      <style:paragraph-properties fo:text-align="end" style:justify-single-word="false"/>
      <style:text-properties fo:color="#1f4e79"/>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1f4e79" fo:font-size="22pt" style:font-size-asian="22pt"/>
    </style:style>
    <style:style style:name="P5" style:family="paragraph" style:parent-style-name="Standard">
      <style:paragraph-properties fo:text-align="center" style:justify-single-word="false"/>
      <style:text-properties fo:color="#1f4e79" fo:font-size="22pt" fo:font-weight="bold" style:font-size-asian="22pt" style:font-weight-asian="bold" style:font-size-complex="36pt"/>
    </style:style>
    <style:style style:name="P6" style:family="paragraph" style:parent-style-name="Standard">
      <style:paragraph-properties fo:text-align="center" style:justify-single-word="false"/>
      <style:text-properties fo:color="#1f4e79" fo:font-size="36pt" fo:font-weight="bold" style:font-size-asian="36pt" style:font-weight-asian="bold" style:font-size-complex="36pt"/>
    </style:style>
    <style:style style:name="P7" style:family="paragraph" style:parent-style-name="Standard">
      <style:paragraph-properties fo:line-height="100%"/>
    </style:style>
    <style:style style:name="P8" style:family="paragraph" style:parent-style-name="Standard">
      <style:paragraph-properties fo:line-height="100%"/>
      <style:text-properties officeooo:paragraph-rsid="003ac61c"/>
    </style:style>
    <style:style style:name="P9" style:family="paragraph" style:parent-style-name="Standard">
      <style:paragraph-properties fo:line-height="100%"/>
      <style:text-properties officeooo:paragraph-rsid="003bd4c8"/>
    </style:style>
    <style:style style:name="P10" style:family="paragraph" style:parent-style-name="Standard">
      <style:text-properties officeooo:rsid="00026bef" officeooo:paragraph-rsid="00026bef"/>
    </style:style>
    <style:style style:name="P11" style:family="paragraph" style:parent-style-name="Standard">
      <style:text-properties officeooo:rsid="0005286a" officeooo:paragraph-rsid="0005286a"/>
    </style:style>
    <style:style style:name="P12" style:family="paragraph" style:parent-style-name="Standard">
      <style:text-properties fo:color="#1f4d78" officeooo:rsid="00097a13" officeooo:paragraph-rsid="00097a13"/>
    </style:style>
    <style:style style:name="P13" style:family="paragraph" style:parent-style-name="Standard">
      <style:text-properties fo:color="#1f4d78" officeooo:rsid="000f0fc9" officeooo:paragraph-rsid="000f0fc9"/>
    </style:style>
    <style:style style:name="P14" style:family="paragraph" style:parent-style-name="Standard">
      <style:text-properties officeooo:rsid="00097a13" officeooo:paragraph-rsid="000f0fc9"/>
    </style:style>
    <style:style style:name="P15" style:family="paragraph" style:parent-style-name="Standard">
      <style:text-properties officeooo:paragraph-rsid="0021f4ae"/>
    </style:style>
    <style:style style:name="P16" style:family="paragraph" style:parent-style-name="Standard">
      <style:paragraph-properties fo:margin-top="0cm" fo:margin-bottom="0cm" loext:contextual-spacing="false"/>
    </style:style>
    <style:style style:name="P17" style:family="paragraph" style:parent-style-name="Standard">
      <style:paragraph-properties fo:margin-top="0cm" fo:margin-bottom="0cm" loext:contextual-spacing="false"/>
      <style:text-properties fo:language="en" fo:country="US"/>
    </style:style>
    <style:style style:name="P18" style:family="paragraph" style:parent-style-name="Standard">
      <style:paragraph-properties fo:margin-top="0cm" fo:margin-bottom="0cm" loext:contextual-spacing="false" fo:text-align="start" style:justify-single-word="false" fo:orphans="0" fo:widows="0"/>
      <style:text-properties officeooo:rsid="001a6684" officeooo:paragraph-rsid="001a6684"/>
    </style:style>
    <style:style style:name="P19" style:family="paragraph" style:parent-style-name="Standard">
      <style:paragraph-properties fo:margin-top="0cm" fo:margin-bottom="0cm" loext:contextual-spacing="false" fo:text-align="start" style:justify-single-word="false" fo:orphans="0" fo:widows="0"/>
    </style:style>
    <style:style style:name="P20" style:family="paragraph" style:parent-style-name="Standard">
      <style:paragraph-properties fo:margin-top="0cm" fo:margin-bottom="0cm" loext:contextual-spacing="false" fo:text-align="start" style:justify-single-word="false" fo:orphans="0" fo:widows="0"/>
      <style:text-properties officeooo:rsid="001e8d29" officeooo:paragraph-rsid="001e8d29"/>
    </style:style>
    <style:style style:name="P21" style:family="paragraph" style:parent-style-name="Standard">
      <style:paragraph-properties fo:margin-top="0cm" fo:margin-bottom="0cm" loext:contextual-spacing="false"/>
      <style:text-properties officeooo:paragraph-rsid="0021f4ae"/>
    </style:style>
    <style:style style:name="P22" style:family="paragraph" style:parent-style-name="Standard">
      <style:paragraph-properties fo:margin-top="0cm" fo:margin-bottom="0cm" loext:contextual-spacing="false" fo:text-align="start" style:justify-single-word="false" fo:orphans="0" fo:widows="0"/>
      <style:text-properties officeooo:rsid="0023d7d7" officeooo:paragraph-rsid="0023d7d7"/>
    </style:style>
    <style:style style:name="P23" style:family="paragraph" style:parent-style-name="Standard">
      <style:paragraph-properties fo:margin-top="0cm" fo:margin-bottom="0cm" loext:contextual-spacing="false" fo:text-align="start" style:justify-single-word="false" fo:orphans="0" fo:widows="0"/>
      <style:text-properties officeooo:rsid="002b7343" officeooo:paragraph-rsid="002b7343"/>
    </style:style>
    <style:style style:name="P24" style:family="paragraph" style:parent-style-name="Standard">
      <style:paragraph-properties fo:margin-top="0cm" fo:margin-bottom="0cm" loext:contextual-spacing="false" fo:text-align="start" style:justify-single-word="false" fo:orphans="0" fo:widows="0"/>
      <style:text-properties officeooo:rsid="002c77ce" officeooo:paragraph-rsid="002c77ce"/>
    </style:style>
    <style:style style:name="P25" style:family="paragraph" style:parent-style-name="Standard">
      <style:paragraph-properties fo:margin-top="0cm" fo:margin-bottom="0cm" loext:contextual-spacing="false" fo:text-align="start" style:justify-single-word="false" fo:orphans="0" fo:widows="0"/>
      <style:text-properties fo:language="es" fo:country="UY" officeooo:rsid="0006fc22" officeooo:paragraph-rsid="0006fc22"/>
    </style:style>
    <style:style style:name="P26" style:family="paragraph" style:parent-style-name="Standard">
      <style:paragraph-properties fo:margin-top="0cm" fo:margin-bottom="0cm" loext:contextual-spacing="false" fo:text-align="start" style:justify-single-word="false" fo:orphans="0" fo:widows="0"/>
      <style:text-properties officeooo:rsid="00332b5b" officeooo:paragraph-rsid="00332b5b"/>
    </style:style>
    <style:style style:name="P27" style:family="paragraph" style:parent-style-name="Standard">
      <style:paragraph-properties fo:margin-top="0cm" fo:margin-bottom="0cm" loext:contextual-spacing="false" fo:text-align="start" style:justify-single-word="false" fo:orphans="0" fo:widows="0"/>
      <style:text-properties officeooo:rsid="0034791e" officeooo:paragraph-rsid="0034791e"/>
    </style:style>
    <style:style style:name="P28" style:family="paragraph" style:parent-style-name="Standard">
      <style:paragraph-properties fo:margin-top="0cm" fo:margin-bottom="0cm" loext:contextual-spacing="false" fo:text-align="start" style:justify-single-word="false" fo:orphans="0" fo:widows="0"/>
      <style:text-properties officeooo:rsid="00390035" officeooo:paragraph-rsid="00390035"/>
    </style:style>
    <style:style style:name="P29" style:family="paragraph" style:parent-style-name="Standard">
      <style:paragraph-properties fo:margin-top="0cm" fo:margin-bottom="0cm" loext:contextual-spacing="false" fo:text-align="start" style:justify-single-word="false" fo:orphans="0" fo:widows="0"/>
      <style:text-properties officeooo:rsid="003e62d4" officeooo:paragraph-rsid="003e62d4"/>
    </style:style>
    <style:style style:name="P30" style:family="paragraph" style:parent-style-name="Standard">
      <style:paragraph-properties fo:margin-top="0cm" fo:margin-bottom="0cm" loext:contextual-spacing="false" fo:text-align="start" style:justify-single-word="false" fo:orphans="0" fo:widows="0"/>
      <style:text-properties officeooo:rsid="0043761e" officeooo:paragraph-rsid="0043761e"/>
    </style:style>
    <style:style style:name="P31" style:family="paragraph" style:parent-style-name="Párrafo_20_de_20_lista">
      <style:paragraph-properties fo:margin-left="0cm" fo:margin-right="0cm" fo:text-indent="0cm" style:auto-text-indent="false">
        <style:tab-stops/>
      </style:paragraph-properties>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officeooo:rsid="00362e46" officeooo:paragraph-rsid="00362e46"/>
    </style:style>
    <style:style style:name="P34" style:family="paragraph" style:parent-style-name="Standard">
      <style:paragraph-properties fo:margin-left="0cm" fo:margin-right="0cm" fo:text-indent="1.249cm" style:auto-text-indent="false"/>
    </style:style>
    <style:style style:name="P35" style:family="paragraph" style:parent-style-name="Standard">
      <style:paragraph-properties fo:margin-left="0cm" fo:margin-right="0cm" fo:text-indent="1.249cm" style:auto-text-indent="false"/>
      <style:text-properties fo:color="#000000"/>
    </style:style>
    <style:style style:name="P36" style:family="paragraph" style:parent-style-name="Standard">
      <style:paragraph-properties fo:margin-left="0cm" fo:margin-right="0cm" fo:text-indent="1.249cm" style:auto-text-indent="false"/>
      <style:text-properties officeooo:rsid="0034791e" officeooo:paragraph-rsid="0034791e"/>
    </style:style>
    <style:style style:name="P37" style:family="paragraph" style:parent-style-name="Standard">
      <style:paragraph-properties fo:margin-left="0cm" fo:margin-right="0cm" fo:text-indent="1.249cm" style:auto-text-indent="false"/>
      <style:text-properties officeooo:rsid="001e8d29" officeooo:paragraph-rsid="001e8d29"/>
    </style:style>
    <style:style style:name="P38" style:family="paragraph" style:parent-style-name="Standard">
      <style:paragraph-properties fo:margin-left="0cm" fo:margin-right="0cm" fo:text-indent="1.249cm" style:auto-text-indent="false"/>
      <style:text-properties officeooo:rsid="003d32c1" officeooo:paragraph-rsid="003d32c1"/>
    </style:style>
    <style:style style:name="P39" style:family="paragraph" style:parent-style-name="Standard">
      <style:paragraph-properties fo:margin-top="0cm" fo:margin-bottom="0.106cm" loext:contextual-spacing="false" fo:text-align="center" style:justify-single-word="false" fo:orphans="0" fo:widows="0"/>
      <style:text-properties fo:color="#000000" style:font-name="Verdana" fo:font-size="10pt" style:font-name-asian="Verdana" style:font-size-asian="10pt" style:font-name-complex="Verdana" style:font-size-complex="10pt"/>
    </style:style>
    <style:style style:name="P40" style:family="paragraph" style:parent-style-name="Standard">
      <style:paragraph-properties fo:margin-top="0cm" fo:margin-bottom="0.106cm" loext:contextual-spacing="false" fo:text-align="center" style:justify-single-word="false" fo:orphans="0" fo:widows="0"/>
    </style:style>
    <style:style style:name="P41" style:family="paragraph" style:parent-style-name="Standard">
      <style:paragraph-properties fo:margin-top="0cm" fo:margin-bottom="0.106cm" loext:contextual-spacing="false" fo:text-align="center" style:justify-single-word="false" fo:orphans="0" fo:widows="0"/>
      <style:text-properties officeooo:rsid="0006fc22" officeooo:paragraph-rsid="0006fc22"/>
    </style:style>
    <style:style style:name="P42" style:family="paragraph" style:parent-style-name="Standard">
      <style:paragraph-properties fo:margin-top="0cm" fo:margin-bottom="0.106cm" loext:contextual-spacing="false" fo:text-align="center" style:justify-single-word="false" fo:orphans="0" fo:widows="0"/>
      <style:text-properties officeooo:rsid="001a6684" officeooo:paragraph-rsid="001a6684"/>
    </style:style>
    <style:style style:name="P43" style:family="paragraph" style:parent-style-name="Standard">
      <style:paragraph-properties fo:margin-top="0cm" fo:margin-bottom="0.106cm" loext:contextual-spacing="false" fo:text-align="center" style:justify-single-word="false" fo:orphans="0" fo:widows="0"/>
      <style:text-properties officeooo:rsid="001e8d29" officeooo:paragraph-rsid="001e8d29"/>
    </style:style>
    <style:style style:name="P44" style:family="paragraph" style:parent-style-name="Standard">
      <style:paragraph-properties fo:margin-top="0cm" fo:margin-bottom="0.106cm" loext:contextual-spacing="false" fo:text-align="center" style:justify-single-word="false" fo:orphans="0" fo:widows="0"/>
      <style:text-properties officeooo:rsid="0023d7d7" officeooo:paragraph-rsid="0023d7d7"/>
    </style:style>
    <style:style style:name="P45" style:family="paragraph" style:parent-style-name="Standard">
      <style:paragraph-properties fo:margin-top="0cm" fo:margin-bottom="0.106cm" loext:contextual-spacing="false" fo:text-align="center" style:justify-single-word="false" fo:orphans="0" fo:widows="0"/>
      <style:text-properties officeooo:rsid="002a570a" officeooo:paragraph-rsid="002a570a"/>
    </style:style>
    <style:style style:name="P46" style:family="paragraph" style:parent-style-name="Standard">
      <style:paragraph-properties fo:margin-top="0cm" fo:margin-bottom="0.106cm" loext:contextual-spacing="false" fo:text-align="center" style:justify-single-word="false" fo:orphans="0" fo:widows="0"/>
      <style:text-properties officeooo:rsid="002c77ce" officeooo:paragraph-rsid="002c77ce"/>
    </style:style>
    <style:style style:name="P47" style:family="paragraph" style:parent-style-name="Standard">
      <style:paragraph-properties fo:margin-top="0cm" fo:margin-bottom="0.106cm" loext:contextual-spacing="false" fo:text-align="center" style:justify-single-word="false" fo:orphans="0" fo:widows="0"/>
      <style:text-properties officeooo:rsid="00332b5b" officeooo:paragraph-rsid="00332b5b"/>
    </style:style>
    <style:style style:name="P48" style:family="paragraph" style:parent-style-name="Standard">
      <style:paragraph-properties fo:margin-top="0cm" fo:margin-bottom="0.106cm" loext:contextual-spacing="false" fo:text-align="center" style:justify-single-word="false" fo:orphans="0" fo:widows="0"/>
      <style:text-properties officeooo:rsid="0034791e" officeooo:paragraph-rsid="0034791e"/>
    </style:style>
    <style:style style:name="P49" style:family="paragraph" style:parent-style-name="Standard">
      <style:paragraph-properties fo:margin-top="0cm" fo:margin-bottom="0.106cm" loext:contextual-spacing="false" fo:text-align="center" style:justify-single-word="false" fo:orphans="0" fo:widows="0"/>
      <style:text-properties officeooo:rsid="003e62d4" officeooo:paragraph-rsid="003e62d4"/>
    </style:style>
    <style:style style:name="P50" style:family="paragraph" style:parent-style-name="Standard">
      <style:paragraph-properties fo:margin-top="0cm" fo:margin-bottom="0.106cm" loext:contextual-spacing="false" fo:text-align="center" style:justify-single-word="false" fo:orphans="0" fo:widows="0"/>
      <style:text-properties officeooo:rsid="003fc86d" officeooo:paragraph-rsid="003fc86d"/>
    </style:style>
    <style:style style:name="P51" style:family="paragraph" style:parent-style-name="Standard">
      <style:paragraph-properties fo:margin-top="0cm" fo:margin-bottom="0.106cm" loext:contextual-spacing="false" fo:text-align="center" style:justify-single-word="false" fo:orphans="0" fo:widows="0"/>
      <style:text-properties officeooo:rsid="0043761e" officeooo:paragraph-rsid="0043761e"/>
    </style:style>
    <style:style style:name="P52" style:family="paragraph" style:parent-style-name="Standard">
      <style:paragraph-properties fo:margin-left="0cm" fo:margin-right="0cm" fo:text-indent="0.635cm" style:auto-text-indent="false"/>
    </style:style>
    <style:style style:name="P53" style:family="paragraph" style:parent-style-name="Standard" style:master-page-name="MP0">
      <style:paragraph-properties fo:text-align="center" style:justify-single-word="false" style:page-number="auto" fo:break-before="page"/>
      <style:text-properties fo:color="#1f4e79" fo:font-size="48pt" fo:font-weight="bold" style:font-size-asian="48pt" style:font-weight-asian="bold"/>
    </style:style>
    <style:style style:name="P54" style:family="paragraph" style:parent-style-name="Standard" style:list-style-name="L1"/>
    <style:style style:name="P55" style:family="paragraph" style:parent-style-name="Standard" style:list-style-name="L2">
      <style:paragraph-properties fo:line-height="100%"/>
      <style:text-properties officeooo:paragraph-rsid="003bd4c8"/>
    </style:style>
    <style:style style:name="P56" style:family="paragraph" style:parent-style-name="Standard" style:list-style-name="L3">
      <style:text-properties officeooo:rsid="000a7ea6" officeooo:paragraph-rsid="000a7ea6"/>
    </style:style>
    <style:style style:name="P57" style:family="paragraph" style:parent-style-name="Standard" style:list-style-name="L5">
      <style:text-properties officeooo:rsid="000a7ea6" officeooo:paragraph-rsid="000a7ea6"/>
    </style:style>
    <style:style style:name="P58" style:family="paragraph" style:parent-style-name="Standard" style:list-style-name="L3">
      <style:text-properties officeooo:rsid="00106ff5" officeooo:paragraph-rsid="00106ff5"/>
    </style:style>
    <style:style style:name="P59" style:family="paragraph" style:parent-style-name="Standard" style:list-style-name="L3">
      <style:text-properties officeooo:rsid="0011b7d7" officeooo:paragraph-rsid="0011b7d7"/>
    </style:style>
    <style:style style:name="P60" style:family="paragraph" style:parent-style-name="Standard" style:list-style-name="L4">
      <style:text-properties officeooo:rsid="000d363e" officeooo:paragraph-rsid="000d363e"/>
    </style:style>
    <style:style style:name="P61" style:family="paragraph" style:parent-style-name="Standard" style:list-style-name="L5">
      <style:text-properties officeooo:rsid="000d363e" officeooo:paragraph-rsid="000d363e"/>
    </style:style>
    <style:style style:name="P62" style:family="paragraph" style:parent-style-name="Standard" style:list-style-name="L5">
      <style:paragraph-properties fo:margin-top="0cm" fo:margin-bottom="0.182cm" loext:contextual-spacing="false"/>
      <style:text-properties officeooo:rsid="0011b7d7" officeooo:paragraph-rsid="0011b7d7"/>
    </style:style>
    <style:style style:name="P63" style:family="paragraph" style:parent-style-name="TDC_20_2">
      <style:paragraph-properties>
        <style:tab-stops>
          <style:tab-stop style:position="16.113cm" style:type="right" style:leader-style="dotted" style:leader-text="."/>
        </style:tab-stops>
      </style:paragraph-properties>
    </style:style>
    <style:style style:name="P64" style:family="paragraph" style:parent-style-name="TDC_20_3">
      <style:paragraph-properties>
        <style:tab-stops>
          <style:tab-stop style:position="15.725cm" style:type="right" style:leader-style="dotted" style:leader-text="."/>
        </style:tab-stops>
      </style:paragraph-properties>
    </style:style>
    <style:style style:name="P65" style:family="paragraph" style:parent-style-name="Heading_20_1" style:master-page-name="MP1">
      <style:paragraph-properties style:page-number="auto" fo:break-before="page" fo:padding-left="0cm" fo:padding-right="0cm" fo:padding-top="0cm" fo:padding-bottom="0.035cm" fo:border-left="none" fo:border-right="none" fo:border-top="none" fo:border-bottom="0.51pt solid #1f4e79" style:shadow="none"/>
      <style:text-properties fo:color="#1f4e79" fo:font-weight="bold" style:font-weight-asian="bold"/>
    </style:style>
    <style:style style:name="P66" style:family="paragraph" style:parent-style-name="Heading_20_1">
      <style:paragraph-properties fo:margin-left="1.27cm" fo:margin-right="0cm" fo:text-indent="-1.27cm" style:auto-text-indent="false" fo:padding-left="0cm" fo:padding-right="0cm" fo:padding-top="0cm" fo:padding-bottom="0.035cm" fo:border-left="none" fo:border-right="none" fo:border-top="none" fo:border-bottom="0.51pt solid #1f4e79" style:shadow="none">
        <style:tab-stops/>
      </style:paragraph-properties>
      <style:text-properties fo:color="#1f4e79" fo:font-weight="bold" style:font-weight-asian="bold"/>
    </style:style>
    <style:style style:name="P67" style:family="paragraph" style:parent-style-name="Heading_20_1">
      <style:paragraph-properties fo:padding-left="0cm" fo:padding-right="0cm" fo:padding-top="0cm" fo:padding-bottom="0.035cm" fo:border-left="none" fo:border-right="none" fo:border-top="none" fo:border-bottom="0.51pt solid #1f4e79" style:shadow="none"/>
      <style:text-properties fo:color="#1f4e79" fo:font-weight="bold" style:font-weight-asian="bold"/>
    </style:style>
    <style:style style:name="P68" style:family="paragraph" style:parent-style-name="TDC_20_1">
      <style:paragraph-properties>
        <style:tab-stops>
          <style:tab-stop style:position="16.501cm" style:type="right" style:leader-style="dotted" style:leader-text="."/>
        </style:tab-stops>
      </style:paragraph-properties>
    </style:style>
    <style:style style:name="P69" style:family="paragraph" style:parent-style-name="Heading_20_2">
      <style:text-properties fo:color="#1f4e79" fo:font-weight="bold" style:font-weight-asian="bold"/>
    </style:style>
    <style:style style:name="P70" style:family="paragraph" style:parent-style-name="Heading_20_2">
      <style:text-properties fo:color="#1f4e79" fo:language="en" fo:country="US" fo:font-weight="bold" style:font-weight-asian="bold"/>
    </style:style>
    <style:style style:name="P71" style:family="paragraph" style:parent-style-name="Heading_20_2">
      <style:paragraph-properties fo:break-before="page"/>
      <style:text-properties fo:color="#1f4e79" fo:font-size="16pt" fo:font-weight="bold" style:font-size-asian="16pt" style:font-weight-asian="bold" style:font-size-complex="16pt"/>
    </style:style>
    <style:style style:name="P72" style:family="paragraph" style:parent-style-name="Heading_20_2">
      <style:paragraph-properties fo:margin-top="0.101cm" fo:margin-bottom="0.101cm" loext:contextual-spacing="false"/>
      <style:text-properties fo:color="#1f4e79" fo:font-weight="bold" style:font-weight-asian="bold"/>
    </style:style>
    <style:style style:name="P73" style:family="paragraph" style:parent-style-name="Heading_20_3">
      <style:text-properties officeooo:paragraph-rsid="003ac61c"/>
    </style:style>
    <style:style style:name="P74" style:family="paragraph" style:parent-style-name="Heading_20_3">
      <style:paragraph-properties fo:line-height="100%"/>
      <style:text-properties officeooo:paragraph-rsid="003ac61c"/>
    </style:style>
    <style:style style:name="P75" style:family="paragraph" style:parent-style-name="Heading_20_3">
      <style:paragraph-properties fo:line-height="100%"/>
      <style:text-properties officeooo:paragraph-rsid="003bd4c8"/>
    </style:style>
    <style:style style:name="T1" style:family="text">
      <style:text-properties fo:color="#1f4e79" fo:font-size="48pt" style:text-underline-style="solid" style:text-underline-width="auto" style:text-underline-color="font-color" fo:font-weight="bold" style:text-underline-mode="continuous" style:text-overline-mode="continuous" style:text-line-through-mode="continuous" style:font-size-asian="48pt" style:font-weight-asian="bold"/>
    </style:style>
    <style:style style:name="T2" style:family="text">
      <style:text-properties fo:color="#1f4e79" fo:font-size="48pt" fo:font-weight="bold" style:font-size-asian="48pt" style:font-weight-asian="bold"/>
    </style:style>
    <style:style style:name="T3" style:family="text">
      <style:text-properties fo:color="#1f4e79" fo:font-weight="bold" style:font-weight-asian="bold"/>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style="normal" officeooo:rsid="0021f4ae" style:font-style-asian="normal" style:font-style-complex="normal"/>
    </style:style>
    <style:style style:name="T7" style:family="text">
      <style:text-properties fo:font-style="normal" officeooo:rsid="003ac61c" style:font-style-asian="normal" style:font-style-complex="normal"/>
    </style:style>
    <style:style style:name="T8" style:family="text">
      <style:text-properties fo:font-style="normal" officeooo:rsid="003bd4c8" style:font-style-asian="normal" style:font-style-complex="normal"/>
    </style:style>
    <style:style style:name="T9" style:family="text">
      <style:text-properties fo:font-style="normal" officeooo:rsid="0044b9fd" style:font-style-asian="normal" style:font-style-complex="normal"/>
    </style:style>
    <style:style style:name="T10" style:family="text">
      <style:text-properties fo:font-style="normal" officeooo:rsid="0021f4ae" style:font-style-asian="normal"/>
    </style:style>
    <style:style style:name="T11" style:family="text">
      <style:text-properties fo:font-style="normal" officeooo:rsid="00274088" style:font-style-asian="normal"/>
    </style:style>
    <style:style style:name="T12" style:family="text">
      <style:text-properties fo:font-style="normal" officeooo:rsid="003bd4c8" style:font-style-asian="normal"/>
    </style:style>
    <style:style style:name="T13" style:family="text">
      <style:text-properties fo:font-style="normal" fo:font-weight="bold" style:font-style-asian="normal" style:font-weight-asian="bold"/>
    </style:style>
    <style:style style:name="T14" style:family="text">
      <style:text-properties fo:font-style="normal" fo:background-color="transparent" loext:char-shading-value="0" style:font-style-asian="normal"/>
    </style:style>
    <style:style style:name="T15" style:family="text">
      <style:text-properties fo:font-style="normal" officeooo:rsid="000303bc" fo:background-color="transparent" loext:char-shading-value="0" style:font-style-asian="normal"/>
    </style:style>
    <style:style style:name="T16" style:family="text">
      <style:text-properties fo:font-style="normal" fo:font-weight="normal" style:font-style-asian="normal" style:font-weight-asian="normal" style:font-weight-complex="normal"/>
    </style:style>
    <style:style style:name="T17" style:family="text">
      <style:text-properties fo:font-style="normal" fo:font-weight="normal" officeooo:rsid="0005286a" style:font-style-asian="normal" style:font-weight-asian="normal" style:font-weight-complex="normal"/>
    </style:style>
    <style:style style:name="T18" style:family="text">
      <style:text-properties fo:font-style="normal" fo:font-weight="normal" officeooo:rsid="002c77ce" style:font-style-asian="normal" style:font-weight-asian="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1f4d78" fo:font-style="normal" style:font-style-asian="normal"/>
    </style:style>
    <style:style style:name="T21" style:family="text">
      <style:text-properties fo:color="#1f4d78" fo:font-style="normal" fo:background-color="transparent" loext:char-shading-value="0" style:font-style-asian="normal"/>
    </style:style>
    <style:style style:name="T22" style:family="text">
      <style:text-properties fo:color="#1f4d78" fo:font-style="normal" officeooo:rsid="003bd4c8" fo:background-color="transparent" loext:char-shading-value="0" style:font-style-asian="normal"/>
    </style:style>
    <style:style style:name="T23" style:family="text">
      <style:text-properties fo:color="#1f4d78" fo:font-size="12pt" fo:font-style="normal" officeooo:rsid="0021f4ae" style:font-size-asian="12pt" style:font-style-asian="normal" style:font-size-complex="12pt" style:font-style-complex="normal"/>
    </style:style>
    <style:style style:name="T24" style:family="text">
      <style:text-properties officeooo:rsid="00026bef"/>
    </style:style>
    <style:style style:name="T25" style:family="text">
      <style:text-properties officeooo:rsid="000b9a2d"/>
    </style:style>
    <style:style style:name="T26" style:family="text">
      <style:text-properties officeooo:rsid="000f0fc9"/>
    </style:style>
    <style:style style:name="T27" style:family="text">
      <style:text-properties officeooo:rsid="000a7ea6"/>
    </style:style>
    <style:style style:name="T28" style:family="text">
      <style:text-properties officeooo:rsid="00171239"/>
    </style:style>
    <style:style style:name="T29" style:family="text">
      <style:text-properties officeooo:rsid="002c77ce"/>
    </style:style>
    <style:style style:name="T30" style:family="text">
      <style:text-properties officeooo:rsid="00300ccb"/>
    </style:style>
    <style:style style:name="T31" style:family="text">
      <style:text-properties officeooo:rsid="0037db48"/>
    </style:style>
    <style:style style:name="T32" style:family="text">
      <style:text-properties officeooo:rsid="00390035"/>
    </style:style>
    <style:style style:name="T33" style:family="text">
      <style:text-properties officeooo:rsid="003ac61c"/>
    </style:style>
    <style:style style:name="T34" style:family="text">
      <style:text-properties officeooo:rsid="0043761e"/>
    </style:style>
    <style:style style:name="Sect1" style:family="section">
      <style:section-properties style:editable="false">
        <style:columns fo:column-count="1" fo:column-gap="0cm"/>
      </style:section-properties>
    </style:style>
    <text:list-style style:name="L1">
      <text:list-level-style-number text:level="1" text:style-name="WW_5f_CharLFO26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6LV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6LV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6LV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6LV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6LV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6LV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6LV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6LV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3"><text:span text:style-name="Fuente_20_de_20_párrafo_20_predeter."><text:span text:style-name="T1">Especificación de</text:span></text:span><text:span text:style-name="Fuente_20_de_20_párrafo_20_predeter."><text:span text:style-name="T2"> </text:span></text:span><text:span text:style-name="Fuente_20_de_20_párrafo_20_predeter."><text:span text:style-name="T1">Requisitos de Software</text:span></text:span></text:p>
      <text:p text:style-name="P4"/>
      <text:p text:style-name="P6"/>
      <text:p text:style-name="P6"/>
      <text:p text:style-name="P6"/>
      <text:p text:style-name="P6"/>
      <text:p text:style-name="P5"/>
      <text:p text:style-name="P5"/>
      <text:p text:style-name="P5"/>
      <text:p text:style-name="P5">Diego Pérez</text:p>
      <text:h text:style-name="P65" text:outline-level="1"><text:bookmark-start text:name="__RefHeading___Toc1039_4103931874"/><text:bookmark-start text:name="_Toc500239748"/><text:bookmark text:name="_Toc427860178"/>Índice<text:bookmark-end text:name="__RefHeading___Toc1039_4103931874"/><text:bookmark-end text:name="_Toc500239748"/></text:h>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68"><text:a xlink:type="simple" xlink:href="#__RefHeading___Toc1039_4103931874">Índice<text:tab/>2</text:a></text:p>
          <text:p text:style-name="P63"><text:a xlink:type="simple" xlink:href="#__RefHeading___Toc986_1468808285">1 Introducción<text:tab/>4</text:a></text:p>
          <text:p text:style-name="P63"><text:a xlink:type="simple" xlink:href="#__RefHeading___Toc1043_4103931874">1.1 Propósito<text:tab/>4</text:a></text:p>
          <text:p text:style-name="P63"><text:a xlink:type="simple" xlink:href="#__RefHeading___Toc1045_4103931874">1.2 Alcance del Sistema<text:tab/>4</text:a></text:p>
          <text:p text:style-name="P63"><text:a xlink:type="simple" xlink:href="#__RefHeading___Toc1047_4103931874">1.3 Definiciones y Términos<text:tab/>4</text:a></text:p>
          <text:p text:style-name="P64"><text:a xlink:type="simple" xlink:href="#__RefHeading___Toc1049_4103931874"><text:span text:style-name="T5">1.3.1 Usuario Logueado:</text:span></text:a><text:a xlink:type="simple" xlink:href="#__RefHeading___Toc1049_4103931874"><text:tab/>4</text:a></text:p>
          <text:p text:style-name="P64"><text:a xlink:type="simple" xlink:href="#__RefHeading___Toc1312_771089510"><text:span text:style-name="T5">1.3.</text:span></text:a><text:a xlink:type="simple" xlink:href="#__RefHeading___Toc1312_771089510"><text:span text:style-name="T5">4</text:span></text:a><text:a xlink:type="simple" xlink:href="#__RefHeading___Toc1312_771089510"><text:span text:style-name="T5"> Nivel de Usuario:</text:span></text:a><text:a xlink:type="simple" xlink:href="#__RefHeading___Toc1312_771089510"><text:tab/>4</text:a></text:p>
          <text:p text:style-name="P64"><text:a xlink:type="simple" xlink:href="#__RefHeading___Toc988_1468808285"><text:span text:style-name="T5">1.3.</text:span></text:a><text:a xlink:type="simple" xlink:href="#__RefHeading___Toc988_1468808285"><text:span text:style-name="T5">5</text:span></text:a><text:a xlink:type="simple" xlink:href="#__RefHeading___Toc988_1468808285"><text:span text:style-name="T5"> Muestra:</text:span></text:a><text:a xlink:type="simple" xlink:href="#__RefHeading___Toc988_1468808285"><text:tab/>5</text:a></text:p>
          <text:p text:style-name="P64"><text:a xlink:type="simple" xlink:href="#__RefHeading___Toc7374_1793935769"><text:span text:style-name="T5">1.3.</text:span></text:a><text:a xlink:type="simple" xlink:href="#__RefHeading___Toc7374_1793935769"><text:span text:style-name="T5">6</text:span></text:a><text:a xlink:type="simple" xlink:href="#__RefHeading___Toc7374_1793935769"><text:span text:style-name="T5"> Muestreo:</text:span></text:a><text:a xlink:type="simple" xlink:href="#__RefHeading___Toc7374_1793935769"><text:tab/>5</text:a></text:p>
          <text:p text:style-name="P64"><text:a xlink:type="simple" xlink:href="#__RefHeading___Toc990_1468808285"><text:span text:style-name="T5">1.3.</text:span></text:a><text:a xlink:type="simple" xlink:href="#__RefHeading___Toc990_1468808285"><text:span text:style-name="T5">7</text:span></text:a><text:a xlink:type="simple" xlink:href="#__RefHeading___Toc990_1468808285"><text:span text:style-name="T5"> Pool (de muestreos):</text:span></text:a><text:a xlink:type="simple" xlink:href="#__RefHeading___Toc990_1468808285"><text:tab/>5</text:a></text:p>
          <text:p text:style-name="P64"><text:a xlink:type="simple" xlink:href="#__RefHeading___Toc1184_1307045200"><text:span text:style-name="T5">1.3.</text:span></text:a><text:a xlink:type="simple" xlink:href="#__RefHeading___Toc1184_1307045200"><text:span text:style-name="T5">8</text:span></text:a><text:a xlink:type="simple" xlink:href="#__RefHeading___Toc1184_1307045200"><text:span text:style-name="T5"> </text:span></text:a><text:a xlink:type="simple" xlink:href="#__RefHeading___Toc1184_1307045200"><text:span text:style-name="T5">Ensayo</text:span></text:a><text:a xlink:type="simple" xlink:href="#__RefHeading___Toc1184_1307045200"><text:span text:style-name="T5">:</text:span></text:a><text:a xlink:type="simple" xlink:href="#__RefHeading___Toc1184_1307045200"><text:tab/>5</text:a></text:p>
          <text:p text:style-name="P64"><text:a xlink:type="simple" xlink:href="#__RefHeading___Toc1186_1307045200"><text:span text:style-name="T5">1.3.9 Resultado de Análisis:</text:span></text:a><text:a xlink:type="simple" xlink:href="#__RefHeading___Toc1186_1307045200"><text:tab/>5</text:a></text:p>
          <text:p text:style-name="P63"><text:a xlink:type="simple" xlink:href="#__RefHeading___Toc1059_4103931874">1.4 Referencias<text:tab/>5</text:a></text:p>
          <text:p text:style-name="P63"><text:a xlink:type="simple" xlink:href="#__RefHeading___Toc1061_4103931874">1.5 Visión General del Documento<text:tab/>5</text:a></text:p>
          <text:p text:style-name="P68"><text:a xlink:type="simple" xlink:href="#__RefHeading___Toc1063_4103931874">2 Descripción General<text:tab/>6</text:a></text:p>
          <text:p text:style-name="P63"><text:a xlink:type="simple" xlink:href="#__RefHeading___Toc1065_4103931874">2.1 Perspectiva del producto<text:tab/>6</text:a></text:p>
          <text:p text:style-name="P63"><text:a xlink:type="simple" xlink:href="#__RefHeading___Toc1067_4103931874">2.2 Funciones del Producto<text:tab/>6</text:a></text:p>
          <text:p text:style-name="P64"><text:a xlink:type="simple" xlink:href="#__RefHeading___Toc1069_4103931874"><text:span text:style-name="T5">2.2.1 Administrador</text:span></text:a><text:a xlink:type="simple" xlink:href="#__RefHeading___Toc1069_4103931874"><text:tab/>6</text:a></text:p>
          <text:p text:style-name="P64"><text:a xlink:type="simple" xlink:href="#__RefHeading___Toc1071_4103931874"><text:span text:style-name="T4">2.2.2 Analista</text:span></text:a><text:a xlink:type="simple" xlink:href="#__RefHeading___Toc1071_4103931874"><text:tab/>6</text:a></text:p>
          <text:p text:style-name="P64"><text:a xlink:type="simple" xlink:href="#__RefHeading___Toc1255_2952534522"><text:span text:style-name="T4">2.2.3 Verificador</text:span></text:a><text:a xlink:type="simple" xlink:href="#__RefHeading___Toc1255_2952534522"><text:tab/>6</text:a></text:p>
          <text:p text:style-name="P64"><text:a xlink:type="simple" xlink:href="#__RefHeading___Toc1075_4103931874"><text:span text:style-name="T4">2.2.4 Monitor</text:span></text:a><text:a xlink:type="simple" xlink:href="#__RefHeading___Toc1075_4103931874"><text:tab/>6</text:a></text:p>
          <text:p text:style-name="P63"><text:a xlink:type="simple" xlink:href="#__RefHeading___Toc1077_4103931874">2.4 Restricciones No Funcionales<text:tab/>6</text:a></text:p>
          <text:p text:style-name="P64"><text:a xlink:type="simple" xlink:href="#__RefHeading___Toc1079_4103931874"><text:span text:style-name="T4">2.4.1 Lenguaje de Desarrollo</text:span></text:a><text:a xlink:type="simple" xlink:href="#__RefHeading___Toc1079_4103931874"><text:tab/>6</text:a></text:p>
          <text:p text:style-name="P64"><text:a xlink:type="simple" xlink:href="#__RefHeading___Toc992_1468808285"><text:span text:style-name="T4">2.4.2 Entorno de Desarrollo</text:span></text:a><text:a xlink:type="simple" xlink:href="#__RefHeading___Toc992_1468808285"><text:tab/>6</text:a></text:p>
          <text:p text:style-name="P64"><text:a xlink:type="simple" xlink:href="#__RefHeading___Toc1081_4103931874"><text:span text:style-name="T5">2.4.3 Servidor Web</text:span></text:a><text:a xlink:type="simple" xlink:href="#__RefHeading___Toc1081_4103931874"><text:tab/>7</text:a></text:p>
          <text:p text:style-name="P64"><text:a xlink:type="simple" xlink:href="#__RefHeading___Toc994_1468808285"><text:span text:style-name="T5">2.4.4 Base de Datos</text:span></text:a><text:a xlink:type="simple" xlink:href="#__RefHeading___Toc994_1468808285"><text:tab/>7</text:a></text:p>
          <text:p text:style-name="P64"><text:a xlink:type="simple" xlink:href="#__RefHeading___Toc1083_4103931874"><text:span text:style-name="T5">2.4.5 Cliente Web</text:span></text:a><text:a xlink:type="simple" xlink:href="#__RefHeading___Toc1083_4103931874"><text:tab/>7</text:a></text:p>
          <text:p text:style-name="P64"><text:a xlink:type="simple" xlink:href="#__RefHeading___Toc1085_4103931874"><text:span text:style-name="T4">2.4.6 Versiones de Software Base</text:span></text:a><text:a xlink:type="simple" xlink:href="#__RefHeading___Toc1085_4103931874"><text:tab/>7</text:a></text:p>
          <text:p text:style-name="P63"><text:a xlink:type="simple" xlink:href="#__RefHeading___Toc1087_4103931874">2.5 Suposiciones y Dependencias<text:tab/>7</text:a></text:p>
          <text:p text:style-name="P64"><text:a xlink:type="simple" xlink:href="#__RefHeading___Toc996_1468808285">2.5.1 Persistencia:<text:tab/>7</text:a></text:p>
          <text:p text:style-name="P63"><text:a xlink:type="simple" xlink:href="#__RefHeading___Toc1089_4103931874">2.6 Requisitos Futuros<text:tab/>7</text:a></text:p>
          <text:p text:style-name="P68"><text:a xlink:type="simple" xlink:href="#__RefHeading___Toc1091_4103931874">3 Requisitos Específicos<text:tab/>7</text:a></text:p>
          <text:p text:style-name="P63"><text:a xlink:type="simple" xlink:href="#__RefHeading___Toc1093_4103931874">3.1 Requisitos de Rendimiento<text:tab/>7</text:a></text:p>
          <text:p text:style-name="P63"><text:a xlink:type="simple" xlink:href="#__RefHeading___Toc1095_4103931874">3.2 Restricciones de Diseño<text:tab/>7</text:a></text:p>
          <text:p text:style-name="P63"><text:a xlink:type="simple" xlink:href="#__RefHeading___Toc1097_4103931874">3.3 Atributos del Sistema<text:tab/>7</text:a></text:p>
          <text:p text:style-name="P63"><text:a xlink:type="simple" xlink:href="#__RefHeading___Toc1099_4103931874">3.4 Funciones a Implementar<text:tab/>7</text:a></text:p>
          <text:p text:style-name="P68"><text:soft-page-break/><text:a xlink:type="simple" xlink:href="#__RefHeading___Toc1101_4103931874">4 Apéndices<text:tab/>8</text:a></text:p>
          <text:p text:style-name="P63"><text:a xlink:type="simple" xlink:href="#__RefHeading___Toc1107_4103931874">4.1 Diagrama de Clases Diseño<text:tab/>8</text:a></text:p>
          <text:p text:style-name="P63"><text:a xlink:type="simple" xlink:href="#__RefHeading___Toc1000_1468808285">4.2 Casos de Uso<text:tab/>8</text:a></text:p>
          <text:p text:style-name="P63"><text:a xlink:type="simple" xlink:href="#__RefHeading___Toc1109_4103931874">4.3 Historial de revisiones<text:tab/>8</text:a></text:p>
        </text:index-body>
      </text:table-of-content>
      <text:p text:style-name="P16"/>
      <text:h text:style-name="P71" text:outline-level="2"><text:bookmark-start text:name="__RefHeading___Toc986_1468808285"/><text:bookmark-start text:name="_Toc500239750"/>1<text:tab/>Introducción<text:bookmark-end text:name="__RefHeading___Toc986_1468808285"/><text:bookmark-end text:name="_Toc500239750"/></text:h>
      <text:h text:style-name="P69" text:outline-level="2"><text:bookmark-start text:name="__RefHeading___Toc1043_4103931874"/><text:bookmark-start text:name="_Toc500239751"/><text:bookmark text:name="_Toc427860180"/>1.1<text:tab/>Propósito<text:bookmark-end text:name="__RefHeading___Toc1043_4103931874"/><text:bookmark-end text:name="_Toc500239751"/></text:h>
      <text:p text:style-name="P31"><text:tab/>El propósito de este documento es presentar una descripción detallada del sistema desarrollado para ingreso de muestras y resultados de laboratorio. <text:s/>Se detallarán su alcance y funciones, así como las restricciones bajo las que operará el sistema.</text:p>
      <text:h text:style-name="P69" text:outline-level="2"><text:bookmark-start text:name="__RefHeading___Toc1045_4103931874"/><text:bookmark-start text:name="_Toc500239752"/><text:bookmark text:name="_Toc427860181"/>1.2<text:tab/>Alcance del Sistema<text:bookmark-end text:name="__RefHeading___Toc1045_4103931874"/><text:bookmark-end text:name="_Toc500239752"/></text:h>
      <text:p text:style-name="P34">El <text:span text:style-name="T33">desarrollo</text:span> consiste en el <text:span text:style-name="T33">creación</text:span> de un sistema de información para un Laboratorio perteneciente a la industria frigorífica donde se necesiten diferentes tipos de análisis como físico-químicos o microbiológicos, con el objetivo brindar una forma rápida y eficaz de realizar las tareas tanto administrativas como de análisis estadístico.</text:p>
      <text:p text:style-name="P34">A través de este sistema se registraran los muestreo tomados de diferentes orígenes, se les designarán los análisis a realizar y un límite para los resultados, éstos permitirán la liberación o no de productos muestreados <text:span text:style-name="T29">según los requisitos con los que se comparen</text:span>.</text:p>
      <text:p text:style-name="P36">Los resultados pueden ser de dos tipos dependiendo de los <text:s/>análisis, para recuentos los resultados son valores matemáticos y para búsquedas los resultados son determinados por el vocabulario que definen los análisis y requisitos (Tipo de Detección). El tipo de detección en los resultados puede ser Ausencia, Presencia, Positivo, Negativo, No Detectado e Indeterminado, para los recuentos se pueden establecer valores base que definen Marginal, Aceptable e Inaceptable. </text:p>
      <text:p text:style-name="P33">Para las búsquedas se pueden obtener dos resultados separados, una detección potencial positiva y luego de un nuevo análisis de confirmación, un resultado final.</text:p>
      <text:p text:style-name="P34">El sistema deberá indicar cuando un resultado se encuentra sobre los límites definidos para el análisis realizado sobre ese muestreo <text:span text:style-name="T29">según el requisito evaluado</text:span>. <text:span text:style-name="T30">Estos límites quedan definidos por un requisito y relacionado con un análisis al cual pertenecerá el resultado. Los límites pueden cambiar con el tiempo, por lo que se deben conservar para consultas de resultados de acuerdo a su vigencia.</text:span></text:p>
      <text:p text:style-name="P37">Cuando se considere necesario el sistema debe permitir separar conjuntos de muestreos <text:span text:style-name="T29">(pooles)</text:span> para realizar análisis individuales a cada uno, conservando los resultados originales como grupo y referenciando estos nuevos muestreos al conjunto original.</text:p>
      <text:p text:style-name="P38">Los análisis pueden ser realizados por más de un laboratorio dentro <text:span text:style-name="T34">o fuera </text:span>de la empresa, <text:span text:style-name="T34">por lo que los análisis de confirmación o pooles abiertos pueden ser realizados en uno diferente al inicial.</text:span></text:p>
      <text:p text:style-name="P34">El sistema tendrá cuatro niveles de usuarios con permisos y restricciones definidas. Las acciones sin restricciones quedarán disponibles para usuarios no logueados (visitantes).</text:p>
      <text:h text:style-name="P69" text:outline-level="2"><text:bookmark-start text:name="__RefHeading___Toc1047_4103931874"/><text:bookmark-start text:name="_Toc500239753"/><text:bookmark text:name="_1.3_Definiciones_y"/><text:bookmark text:name="_Toc427860182"/>1.3<text:tab/>Definiciones y Términos<text:bookmark-end text:name="__RefHeading___Toc1047_4103931874"/><text:bookmark-end text:name="_Toc500239753"/></text:h>
      <text:h text:style-name="Heading_20_3" text:outline-level="3"><text:bookmark-start text:name="__RefHeading___Toc1049_4103931874"/><text:bookmark-start text:name="_Toc427860183"/><text:bookmark-start text:name="_Toc500239754"/><text:span text:style-name="Énfasis"><text:span text:style-name="T5">1.3.1 Usuario Logueado:</text:span></text:span><text:bookmark-end text:name="__RefHeading___Toc1049_4103931874"/><text:bookmark-end text:name="_Toc427860183"/><text:bookmark-end text:name="_Toc500239754"/></text:h>
      <text:p text:style-name="Standard"><text:span text:style-name="Énfasis"><text:span text:style-name="T4">Usuario registrado en el sistema que ya ha iniciado sesión (fue autenticado y autorizado).</text:span></text:span></text:p>
      <text:p text:style-name="P21"><text:span text:style-name="Énfasis"><text:span text:style-name="T23">1.3.2 Autenticación:</text:span></text:span></text:p>
      <text:p text:style-name="P21"><text:span text:style-name="Énfasis"><text:span text:style-name="T10">Proceso de verificación y validación para identificar positivamente un usuario. </text:span></text:span></text:p>
      <text:p text:style-name="P21"><text:span text:style-name="Énfasis"><text:span text:style-name="T10"/></text:span></text:p>
      <text:p text:style-name="P21"><text:span text:style-name="Énfasis"><text:span text:style-name="T23">1.3.3 Autorización:</text:span></text:span></text:p>
      <text:p text:style-name="P15"><text:span text:style-name="Énfasis"><text:span text:style-name="T10">Proceso de conceder privilegios a un usuario dentro del sistema.</text:span></text:span></text:p>
      <text:h text:style-name="Heading_20_3" text:outline-level="3"><text:bookmark-start text:name="__RefHeading___Toc1312_771089510"/><text:bookmark-start text:name="_Toc4278601831"/><text:bookmark-start text:name="_Toc500239755"/><text:span text:style-name="Énfasis"><text:span text:style-name="T5">1.3.</text:span></text:span><text:span text:style-name="Énfasis"><text:span text:style-name="T6">4</text:span></text:span><text:span text:style-name="Énfasis"><text:span text:style-name="T5"> Nivel de Usuario:</text:span></text:span><text:bookmark-end text:name="__RefHeading___Toc1312_771089510"/><text:bookmark-end text:name="_Toc4278601831"/><text:bookmark-end text:name="_Toc500239755"/></text:h>
      <text:p text:style-name="Standard"><text:span text:style-name="Énfasis"><text:span text:style-name="T4">Característica que determina los privilegios del usuario:</text:span></text:span></text:p>
      <text:list xml:id="list816676494" text:style-name="L1">
        <text:list-item>
          <text:p text:style-name="P54"><text:span text:style-name="Énfasis"><text:span text:style-name="T20">Administrador</text:span></text:span><text:span text:style-name="Énfasis"><text:span text:style-name="T4">: Usuario logueado en el sistema con privilegios sobre el control de usuarios, permisos y otras opciones de configuración.</text:span></text:span></text:p>
        </text:list-item>
        <text:list-item>
          <text:p text:style-name="P54"><text:soft-page-break/><text:span text:style-name="Énfasis"><text:span text:style-name="T20">Analista</text:span></text:span><text:span text:style-name="Énfasis"><text:span text:style-name="T4">: Usuario logueado en el sistema con los privilegios de ingresar resultados y modificar análisis asociados a muestras (agregar, editar, eliminar). Corresponde a operarios que realizan los análisis de laboratorio y registran sus resultados.</text:span></text:span></text:p>
        </text:list-item>
        <text:list-item>
          <text:p text:style-name="P54"><text:span text:style-name="Énfasis"><text:span text:style-name="T21">Verificador</text:span></text:span><text:span text:style-name="Énfasis"><text:span text:style-name="T14">: Usuario logueado en el sistema con los privilegios de</text:span></text:span><text:span text:style-name="Énfasis"><text:span text:style-name="T15">l manejo de requisitos, análisis y límites. Valida los resultados para indicar que están disponibles para liberación de productos analizados.</text:span></text:span></text:p>
        </text:list-item>
        <text:list-item>
          <text:p text:style-name="P54"><text:span text:style-name="Énfasis"><text:span text:style-name="T21">Monitor</text:span></text:span><text:span text:style-name="Énfasis"><text:span text:style-name="T14">: Usuario logueado en el sistema con los privilegios </text:span></text:span><text:span text:style-name="Énfasis"><text:span text:style-name="T15">sobre el ingreso de muestreos para realizar análisis. Puede realizar impresiones de etiquetas para almacenamiento de muestreos. Corresponde a los operarios que realizan la toma de muestra de productos.</text:span></text:span></text:p>
        </text:list-item>
        <text:list-item>
          <text:p text:style-name="P54"><text:span text:style-name="Énfasis"><text:span text:style-name="T20">Visitante</text:span></text:span><text:span text:style-name="Énfasis"><text:span text:style-name="T4">: Usuario no registrado en el sistema con los privilegios de acceder listados de productos muestreados y estado de los resultados.</text:span></text:span></text:p>
        </text:list-item>
      </text:list>
      <text:h text:style-name="Heading_20_3" text:outline-level="3"><text:bookmark-start text:name="__RefHeading___Toc988_1468808285"/><text:bookmark-start text:name="_Toc42786018311"/><text:bookmark-start text:name="_Toc500239756"/><text:span text:style-name="Énfasis"><text:span text:style-name="T5">1.3.</text:span></text:span><text:span text:style-name="Énfasis"><text:span text:style-name="T6">5</text:span></text:span><text:span text:style-name="Énfasis"><text:span text:style-name="T5"><text:tab/>Muestra:</text:span></text:span><text:bookmark-end text:name="__RefHeading___Toc988_1468808285"/><text:bookmark-end text:name="_Toc42786018311"/><text:bookmark-end text:name="_Toc500239756"/></text:h>
      <text:p text:style-name="P7"><text:span text:style-name="Énfasis"><text:span text:style-name="T4">Objeto que representa la entidad a analizar.</text:span></text:span></text:p>
      <text:h text:style-name="Heading_20_3" text:outline-level="3"><text:bookmark-start text:name="__RefHeading___Toc7374_1793935769"/><text:bookmark-start text:name="_Toc500239757"/><text:span text:style-name="Énfasis"><text:span text:style-name="T5">1.3.</text:span></text:span><text:span text:style-name="Énfasis"><text:span text:style-name="T6">6</text:span></text:span><text:span text:style-name="Énfasis"><text:span text:style-name="T5"><text:tab/>Muestreo:</text:span></text:span><text:bookmark-end text:name="__RefHeading___Toc7374_1793935769"/><text:bookmark-end text:name="_Toc500239757"/></text:h>
      <text:p text:style-name="P7"><text:span text:style-name="Énfasis"><text:span text:style-name="T4">Objeto que representa el conjunto de datos formado por la muestra y los datos específicos correspondientes a la toma de la misma </text:span></text:span><text:span text:style-name="Énfasis"><text:span text:style-name="T12">(como fecha, área, operario que toma la muestra, horarios, etc.)</text:span></text:span><text:span text:style-name="Énfasis"><text:span text:style-name="T4">.</text:span></text:span></text:p>
      <text:h text:style-name="P73" text:outline-level="3"><text:bookmark-start text:name="_Toc500239758"/><text:bookmark-start text:name="__RefHeading___Toc990_1468808285"/><text:span text:style-name="Énfasis"><text:span text:style-name="T5">1.3.</text:span></text:span><text:span text:style-name="Énfasis"><text:span text:style-name="T6">7</text:span></text:span><text:span text:style-name="Énfasis"><text:span text:style-name="T5"><text:tab/>Pool (de muestreos):</text:span></text:span><text:bookmark-end text:name="_Toc500239758"/><text:bookmark-end text:name="__RefHeading___Toc990_1468808285"/></text:h>
      <text:p text:style-name="P8"><text:span text:style-name="Énfasis"><text:span text:style-name="T4">Conjunto de </text:span></text:span><text:span text:style-name="Énfasis"><text:span text:style-name="T11">2 o más </text:span></text:span><text:span text:style-name="Énfasis"><text:span text:style-name="T4">muestreos a l</text:span></text:span><text:span text:style-name="Énfasis"><text:span text:style-name="T11">o</text:span></text:span><text:span text:style-name="Énfasis"><text:span text:style-name="T4">s que se </text:span></text:span><text:span text:style-name="Énfasis"><text:span text:style-name="T11">someten a </text:span></text:span><text:span text:style-name="Énfasis"><text:span text:style-name="T4">los mismos análisis, por lo tanto los resultados para cada un</text:span></text:span><text:span text:style-name="Énfasis"><text:span text:style-name="T11">o</text:span></text:span><text:span text:style-name="Énfasis"><text:span text:style-name="T4"> individual es el mismo. </text:span></text:span></text:p>
      <text:h text:style-name="P74" text:outline-level="3"><text:bookmark-start text:name="__RefHeading___Toc1184_1307045200"/><text:span text:style-name="Énfasis"><text:span text:style-name="T5">1.3.</text:span></text:span><text:span text:style-name="Énfasis"><text:span text:style-name="T7">8</text:span></text:span><text:span text:style-name="Énfasis"><text:span text:style-name="T5"><text:tab/></text:span></text:span><text:span text:style-name="Énfasis"><text:span text:style-name="T7">Ensayo</text:span></text:span><text:span text:style-name="Énfasis"><text:span text:style-name="T5">:</text:span></text:span><text:bookmark-end text:name="__RefHeading___Toc1184_1307045200"/></text:h>
      <text:p text:style-name="P8"><text:span text:style-name="Énfasis"><text:span text:style-name="T7">Documento que contiene la técnica o método para realizar un análisis.</text:span></text:span></text:p>
      <text:h text:style-name="P75" text:outline-level="3"><text:bookmark-start text:name="__RefHeading___Toc1186_1307045200"/><text:span text:style-name="Énfasis"><text:span text:style-name="T8">1.3.9<text:tab/>Resultado de Análisis:</text:span></text:span><text:bookmark-end text:name="__RefHeading___Toc1186_1307045200"/></text:h>
      <text:p text:style-name="P9"><text:span text:style-name="Énfasis"><text:span text:style-name="T8">Es el valor que se obtiene luego de realizar un análisis de acuerdo a un ensayo, estos pueden dividirse en dos tipos:</text:span></text:span></text:p>
      <text:list xml:id="list2306948716" text:style-name="L2">
        <text:list-item>
          <text:p text:style-name="P55"><text:span text:style-name="Énfasis"><text:span text:style-name="T22">Recuentos:</text:span></text:span><text:span text:style-name="Énfasis"><text:span text:style-name="T8"> son resultados de valor matemático definido comparable contra especificaciones que indican si se ajusta a niveles requeridos. Dependiendo del requisito estas comparaciones se realizan en rangos que definen a los valores como Aceptables, Inaceptables y Marginales (cuando el valor está sobre el aceptable pero sin llegar a ser inaceptable).</text:span></text:span></text:p>
        </text:list-item>
        <text:list-item>
          <text:p text:style-name="P55"><text:span text:style-name="Énfasis"><text:span text:style-name="T22">Detección</text:span></text:span><text:span text:style-name="Énfasis"><text:span text:style-name="T8"> (asociados a ensayos de búsqueda): resultados asociados a la presencia o no de un microorganismo. Dependiendo del requisito las detecciones pueden representarse como Presencia, Positivo, No Detectado, Ausencia y Negativo. Los resultados de detección pueden ser ambiguos declarándose como Potenciales, por lo que en algunos casos, se hace necesario un análisis de confirmación para definir el resultado final. Dentro de estos casos se encuentran los resultados indeterminados que pueden llevar a la repetición del </text:span></text:span><text:span text:style-name="Énfasis"><text:span text:style-name="T9">análisis.</text:span></text:span></text:p>
        </text:list-item>
      </text:list>
      <text:h text:style-name="P70" text:outline-level="2"><text:bookmark-start text:name="__RefHeading___Toc1059_4103931874"/><text:bookmark-start text:name="_Toc500239759"/><text:bookmark text:name="_Toc427860188"/>1.4<text:tab/>Referencias<text:bookmark-end text:name="__RefHeading___Toc1059_4103931874"/><text:bookmark-end text:name="_Toc500239759"/></text:h>
      <text:p text:style-name="P17">IEEE Standard 830:1998 Recommended Practices for Software Requirements Specifications.</text:p>
      <text:p text:style-name="P17"/>
      <text:h text:style-name="P69" text:outline-level="2"><text:bookmark-start text:name="__RefHeading___Toc1061_4103931874"/><text:bookmark-start text:name="_Toc500239760"/><text:bookmark text:name="_Toc427860189"/>1.5<text:tab/>Visión General del Documento<text:bookmark-end text:name="__RefHeading___Toc1061_4103931874"/><text:bookmark-end text:name="_Toc500239760"/></text:h>
      <text:p text:style-name="P35">En el próximo capítulo se presentará una visión global de la funcionalidad del sistema, se describirán de forma informal sus requerimientos, que serán utilizados en el capítulo tres para establecer un contexto para la especificación técnica de los requisitos. Este capítulo está principalmente dirigido a los desarrolladores y se describen en términos técnicos los detalles de las funcionalidades del sistema.</text:p>
      <text:h text:style-name="P66" text:outline-level="1"><text:bookmark-start text:name="__RefHeading___Toc1063_4103931874"/><text:bookmark-start text:name="_Toc500239761"/><text:bookmark text:name="_Toc427860190"/><text:soft-page-break/>2<text:tab/>Descripción General<text:bookmark-end text:name="__RefHeading___Toc1063_4103931874"/><text:bookmark-end text:name="_Toc500239761"/></text:h>
      <text:p text:style-name="P16"/>
      <text:h text:style-name="P69" text:outline-level="2"><text:bookmark-start text:name="__RefHeading___Toc1065_4103931874"/><text:bookmark-start text:name="_Toc500239762"/><text:bookmark text:name="_Toc427860191"/>2.1<text:tab/><text:bookmark-end text:name="_Toc500239762"/>Perspectiva del producto<text:bookmark-end text:name="__RefHeading___Toc1065_4103931874"/></text:h>
      <text:p text:style-name="P34">El sistema estará basado en una arquitectura Servidor-Cliente utilizando el modelo en 3 capas, el Servidor Central (persistencia y lógica) y una interfaz web accesible desde cualquier navegador por los clientes (usuarios registrados y visitantes).</text:p>
      <text:p text:style-name="P32">Este sistema no tendrá dependencias con otros productos relacionados.</text:p>
      <text:h text:style-name="P69" text:outline-level="2"><text:bookmark-start text:name="__RefHeading___Toc1067_4103931874"/><text:bookmark-start text:name="_Toc500239763"/><text:bookmark text:name="_Toc427859225"/><text:bookmark text:name="_Toc427859192"/><text:bookmark text:name="_Toc427852234"/><text:bookmark text:name="_Toc427860192"/>2.2<text:tab/>Funciones del Producto<text:bookmark-end text:name="__RefHeading___Toc1067_4103931874"/><text:bookmark-end text:name="_Toc500239763"/></text:h>
      <text:p text:style-name="Standard"><text:tab/>En esta sección se describirán las funciones del sistema de acuerdo de los niveles de usuarios identificados (ver Definiciones y términos).</text:p>
      <text:h text:style-name="Heading_20_3" text:outline-level="3"><text:bookmark-start text:name="_Toc500239764"/><text:bookmark-start text:name="__RefHeading___Toc1069_4103931874"/><text:bookmark text:name="_Toc427860193"/><text:span text:style-name="Énfasis"><text:span text:style-name="T19">2.2.1<text:tab/>Administrador</text:span></text:span><text:bookmark-end text:name="_Toc500239764"/><text:bookmark-end text:name="__RefHeading___Toc1069_4103931874"/></text:h>
      <text:p text:style-name="P52"><text:span text:style-name="Énfasis"><text:span text:style-name="T5">El administrador tendrá el control de las opciones típicas de configuración del sistema que permiten el funcionamiento correcto desde el punto de vista del resto de los usuarios. Estas opciones incluyen el manejo (creación, actualización y eliminación) de usuarios, áreas y muestras entre otras.</text:span></text:span></text:p>
      <text:h text:style-name="Heading_20_3" text:outline-level="3"><text:bookmark-start text:name="__RefHeading___Toc1071_4103931874"/><text:bookmark-start text:name="_Toc500239765"/><text:bookmark text:name="_Toc427860194"/><text:span text:style-name="Énfasis"><text:span text:style-name="T16">2.2.2<text:tab/>Analista</text:span></text:span><text:bookmark-end text:name="__RefHeading___Toc1071_4103931874"/><text:bookmark-end text:name="_Toc500239765"/></text:h>
      <text:p text:style-name="Standard"><text:tab/>El analista tendrá las responsabilidades sobre los muestreos registrados, será quien ingrese al sistema los resultados de los análisis realizados y realice las correcciones cuando corresponda sobre los mismos. <text:span text:style-name="T24">Podrá modificar los datos de su propio usuario. En relación a los informes podrá imprimir duplicado de etiquetas de muestreos.</text:span></text:p>
      <text:p text:style-name="P11">Cuando un resultado analítico de un pool no cumpla con los límites definidos, el analista puede “abrir” el pool en el sistema generando muestreos individuales para nuevos análisis sobre cada uno.</text:p>
      <text:h text:style-name="Heading_20_3" text:outline-level="3"><text:bookmark-start text:name="__RefHeading___Toc1255_2952534522"/><text:bookmark-start text:name="_Toc500239766"/><text:span text:style-name="Énfasis"><text:span text:style-name="T16">2.2.3<text:tab/>Verificador</text:span></text:span><text:bookmark-end text:name="__RefHeading___Toc1255_2952534522"/><text:bookmark-end text:name="_Toc500239766"/></text:h>
      <text:p text:style-name="Standard"><text:tab/><text:span text:style-name="T24">El verificador lleva a cabo las tareas de control sobre los resultados, valida los resultados ingresados dando el visto bueno al uso de los mismos para liberación de productos. El verificador es el responsable de emitir certificados en nombre del laboratorio.</text:span></text:p>
      <text:p text:style-name="P10">Los resultados que no cumplan con los requisitos del laboratorio pueden ser modificados o eliminados. Puede eliminar muestreos que no hayan sido analizados y modificar los datos de su usuario correspondiente.</text:p>
      <text:p text:style-name="P10">El usuario verificador es el responsable de ingresar nuevos análisis, requisitos y límites asociados, pudiendo realizar las modificaciones o eliminaciones sobre los ya existentes.</text:p>
      <text:h text:style-name="Heading_20_3" text:outline-level="3"><text:bookmark-start text:name="_Toc500239767"/><text:bookmark text:name="_Toc427860196"/><text:bookmark-start text:name="__RefHeading___Toc1075_4103931874"/><text:span text:style-name="Énfasis"><text:span text:style-name="T16">2.2.4<text:tab/>Monitor</text:span></text:span><text:bookmark-end text:name="_Toc500239767"/><text:bookmark-end text:name="__RefHeading___Toc1075_4103931874"/></text:h>
      <text:p text:style-name="Standard"><text:span text:style-name="Énfasis"><text:span text:style-name="T13"><text:tab/></text:span></text:span><text:span text:style-name="Énfasis"><text:span text:style-name="T17">El monitor registra en el sistema los muestreos individuales o pooles seleccionando los análisis que se realizarán. </text:span></text:span><text:span text:style-name="Énfasis"><text:span text:style-name="T18">L</text:span></text:span><text:span text:style-name="Énfasis"><text:span text:style-name="T17">os análisis a los muestreos que forman el pool serán los mismos y se informarán los mismos resultados. Luego de ingresados puede imprimir etiquetas para identificar físicamente los mismos.</text:span></text:span></text:p>
      <text:h text:style-name="P69" text:outline-level="2"><text:bookmark-start text:name="__RefHeading___Toc1077_4103931874"/><text:bookmark-start text:name="_Toc500239768"/><text:bookmark text:name="_Toc427860197"/>2.4<text:tab/>Restricciones No Funcionales<text:bookmark-end text:name="__RefHeading___Toc1077_4103931874"/><text:bookmark-end text:name="_Toc500239768"/></text:h>
      <text:h text:style-name="Heading_20_3" text:outline-level="3"><text:bookmark-start text:name="__RefHeading___Toc1079_4103931874"/><text:bookmark-start text:name="_Toc500239769"/><text:bookmark text:name="_Toc427860198"/><text:span text:style-name="Énfasis"><text:span text:style-name="T4">2.4.1<text:tab/>Lenguaje de Desarrollo</text:span></text:span><text:bookmark-end text:name="__RefHeading___Toc1079_4103931874"/><text:bookmark-end text:name="_Toc500239769"/></text:h>
      <text:p text:style-name="Standard">El desarrollo de la aplicación se realizará utilizando C# <text:span text:style-name="T32">con extensión </text:span>.Net.</text:p>
      <text:h text:style-name="Heading_20_3" text:outline-level="3"><text:bookmark-start text:name="__RefHeading___Toc992_1468808285"/><text:bookmark-start text:name="_Toc500239770"/><text:span text:style-name="Énfasis"><text:span text:style-name="T4">2.4.2<text:tab/>Entorno de Desarrollo</text:span></text:span><text:bookmark-end text:name="__RefHeading___Toc992_1468808285"/><text:bookmark-end text:name="_Toc500239770"/></text:h>
      <text:p text:style-name="Standard">El desarrollo de la aplicación se realizará utilizando la IDE de Visual Studio 2017,</text:p>
      <text:h text:style-name="Heading_20_3" text:outline-level="3"><text:bookmark-start text:name="__RefHeading___Toc1081_4103931874"/><text:bookmark-start text:name="_Toc500239771"/><text:bookmark text:name="_Toc427860199"/><text:soft-page-break/><text:span text:style-name="Énfasis"><text:span text:style-name="T5">2.4.3<text:tab/>Servidor Web</text:span></text:span><text:bookmark-end text:name="__RefHeading___Toc1081_4103931874"/><text:bookmark-end text:name="_Toc500239771"/></text:h>
      <text:p text:style-name="Standard">Este componente contiene la aplicación desarrollada contenida en un servidor de aplicaciones IIS (Internet Information Services)</text:p>
      <text:h text:style-name="Heading_20_3" text:outline-level="3"><text:bookmark-start text:name="__RefHeading___Toc994_1468808285"/><text:bookmark-start text:name="_Toc500239772"/><text:span text:style-name="Énfasis"><text:span text:style-name="T5">2.4.4<text:tab/>Base de Datos</text:span></text:span><text:bookmark-end text:name="__RefHeading___Toc994_1468808285"/><text:bookmark-end text:name="_Toc500239772"/></text:h>
      <text:p text:style-name="Standard">Por las características del servidor (equipo físico) donde se instalará la aplicación, se utilizara mySQL como proveedor de base de datos ya corriendo en el equipo y administrada a través de phpMyAdmin.</text:p>
      <text:h text:style-name="Heading_20_3" text:outline-level="3"><text:bookmark-start text:name="__RefHeading___Toc1083_4103931874"/><text:bookmark-start text:name="_Toc500239773"/><text:bookmark text:name="_Toc427860200"/><text:span text:style-name="Énfasis"><text:span text:style-name="T5">2.4.5<text:tab/>Cliente Web</text:span></text:span><text:bookmark-end text:name="__RefHeading___Toc1083_4103931874"/><text:bookmark-end text:name="_Toc500239773"/></text:h>
      <text:p text:style-name="Standard">La interfaz gráfica se desarrollará para funcionar correctamente en los navegadores Internet Explorer, Google Chrome (desde 4.0) y Mozilla Firefox (desde 3.5).</text:p>
      <text:h text:style-name="Heading_20_3" text:outline-level="3"><text:bookmark-start text:name="__RefHeading___Toc1085_4103931874"/><text:bookmark-start text:name="_Toc500239774"/><text:span text:style-name="Énfasis"><text:span text:style-name="T4">2.4.6<text:tab/>Versiones de Software Base</text:span></text:span><text:bookmark-end text:name="__RefHeading___Toc1085_4103931874"/><text:bookmark-end text:name="_Toc500239774"/></text:h>
      <text:p text:style-name="P16">Entorno de ejecución: .Net 4.5.</text:p>
      <text:p text:style-name="P16">Servidor de Aplicaciones: IIS.</text:p>
      <text:p text:style-name="P16">Motor de base de datos:</text:p>
      <text:p text:style-name="P16">-<text:tab/>MySQL 5.0.11-dev – 20120503 (a través de XAMPP 3.2.1)</text:p>
      <text:p text:style-name="P16"/>
      <text:h text:style-name="P69" text:outline-level="2"><text:bookmark-start text:name="__RefHeading___Toc1087_4103931874"/><text:bookmark-start text:name="_Toc500239775"/><text:bookmark text:name="_Toc427860201"/>2.5<text:tab/>Suposiciones y Dependencias<text:bookmark-end text:name="__RefHeading___Toc1087_4103931874"/><text:bookmark-end text:name="_Toc500239775"/></text:h>
      <text:h text:style-name="Heading_20_3" text:outline-level="3"><text:bookmark-start text:name="__RefHeading___Toc996_1468808285"/><text:bookmark-start text:name="_Toc500239776"/>2.5.1<text:tab/><text:span text:style-name="T28">Persistencia</text:span>:<text:bookmark-end text:name="__RefHeading___Toc996_1468808285"/><text:bookmark-end text:name="_Toc500239776"/></text:h>
      <text:p text:style-name="Standard">Si se decide optar por un mecanismo de persistencia en particular luego de implementado el sistema se deberán realizar modificaciones en el módulo de persistencia.</text:p>
      <text:h text:style-name="P69" text:outline-level="2"><text:bookmark-start text:name="__RefHeading___Toc1089_4103931874"/><text:bookmark-start text:name="_Toc500239778"/><text:bookmark text:name="_Toc427860202"/>2.6<text:tab/>Requisitos Futuros<text:bookmark-end text:name="__RefHeading___Toc1089_4103931874"/><text:bookmark-end text:name="_Toc500239778"/></text:h>
      <text:p text:style-name="Standard">Dentro de los requisitos futuros se plantea el desarrollo de una aplicación móvil a través de servicios web que brinde por lo menos las funcionalidades de usuarios visitantes.</text:p>
      <text:h text:style-name="P66" text:outline-level="1"><text:bookmark-start text:name="__RefHeading___Toc1091_4103931874"/><text:bookmark-start text:name="_Toc500239779"/><text:bookmark text:name="_Toc427860203"/>3<text:tab/>Requisitos Específicos<text:bookmark-end text:name="__RefHeading___Toc1091_4103931874"/><text:bookmark-end text:name="_Toc500239779"/></text:h>
      <text:h text:style-name="P69" text:outline-level="2"><text:bookmark-start text:name="__RefHeading___Toc1093_4103931874"/><text:bookmark-start text:name="_Toc500239780"/><text:bookmark text:name="_Toc427860204"/>3.1<text:tab/>Requisitos de Rendimiento<text:bookmark-end text:name="__RefHeading___Toc1093_4103931874"/><text:bookmark-end text:name="_Toc500239780"/></text:h>
      <text:p text:style-name="P34">El sistema deberá soportar usuarios trabajando simultáneamente, con la carga que esto conlleva sobre el servidor y la base de datos.</text:p>
      <text:h text:style-name="P69" text:outline-level="2"><text:bookmark-start text:name="__RefHeading___Toc1095_4103931874"/><text:bookmark-start text:name="_Toc500239781"/><text:bookmark text:name="_Toc427860205"/>3.2<text:tab/>Restricciones de Diseño<text:bookmark-end text:name="__RefHeading___Toc1095_4103931874"/><text:bookmark-end text:name="_Toc500239781"/></text:h>
      <text:p text:style-name="Standard">N/A</text:p>
      <text:h text:style-name="P69" text:outline-level="2"><text:bookmark-start text:name="__RefHeading___Toc1097_4103931874"/><text:bookmark-start text:name="_Toc500239782"/><text:bookmark text:name="_Toc427860206"/>3.3<text:tab/>Atributos del Sistema<text:bookmark-end text:name="__RefHeading___Toc1097_4103931874"/><text:bookmark-end text:name="_Toc500239782"/></text:h>
      <text:p text:style-name="Standard">El sistema deberá ser escalable de forma de permitir futura extensión de las funcionalidades de la aplicación.</text:p>
      <text:p text:style-name="Standard">El desarrollo se realizará de forma que facilite la mantenibilidad del sistema.</text:p>
      <text:h text:style-name="P69" text:outline-level="2"><text:bookmark-start text:name="__RefHeading___Toc1099_4103931874"/><text:bookmark-start text:name="_Toc500239783"/>3.4<text:tab/>Funciones a Implementar<text:bookmark-end text:name="__RefHeading___Toc1099_4103931874"/><text:bookmark-end text:name="_Toc500239783"/></text:h>
      <text:p text:style-name="P14">Se listarán las funciones a implementar diferenciándose según su grado de necesidad:</text:p>
      <text:p text:style-name="P13">3.4.1<text:tab/>Esenciales:</text:p>
      <text:list xml:id="list2793979818" text:style-name="L3">
        <text:list-item>
          <text:list>
            <text:list-item>
              <text:p text:style-name="P56">Manejo de Usuarios: registro, modificación, eliminación y baja.</text:p>
            </text:list-item>
            <text:list-item>
              <text:p text:style-name="P56">Manejo de Áreas y Muestras: registro, modificación, eliminación y baja.</text:p>
            </text:list-item>
            <text:list-item>
              <text:p text:style-name="P58">Manejo de Requisitos, Análisis y Límites: <text:span text:style-name="T27">registro, modificación, eliminación.</text:span></text:p>
            </text:list-item>
            <text:list-item>
              <text:p text:style-name="P58">Manejo de Muestreos y Resultados: <text:span text:style-name="T27">registro, modificación, eliminación.</text:span></text:p>
            </text:list-item>
            <text:list-item>
              <text:p text:style-name="P59"><text:soft-page-break/>Identificación de resultados con valores sobre los limites requeridos.</text:p>
            </text:list-item>
          </text:list>
        </text:list-item>
      </text:list>
      <text:p text:style-name="P12"><text:span text:style-name="T26">3.4.2<text:tab/></text:span>Condicionales</text:p>
      <text:list xml:id="list292747038" text:style-name="L4">
        <text:list-item>
          <text:p text:style-name="P60">Impresión de etiquetas para identificación de muestreos.</text:p>
        </text:list-item>
      </text:list>
      <text:p text:style-name="P12"><text:span text:style-name="T26">3.4.3<text:tab/></text:span>Opcionales</text:p>
      <text:list xml:id="list3143345400" text:style-name="L5">
        <text:list-item>
          <text:p text:style-name="P57">Separación de pooles: <text:span text:style-name="T25">generar muestreos individuales a partir de un pool analizado previamente.</text:span></text:p>
        </text:list-item>
        <text:list-item>
          <text:p text:style-name="P61">Utilización de códigos de barra para identificación de muestreos (incluye uso en impresión de etiquetas).</text:p>
        </text:list-item>
        <text:list-item>
          <text:p text:style-name="P62">Envío de alertas ante resultados con valores sobre los límites requeridos.</text:p>
        </text:list-item>
      </text:list>
      <text:h text:style-name="P67" text:outline-level="1"><text:bookmark-start text:name="__RefHeading___Toc1101_4103931874"/><text:bookmark-start text:name="_Toc500239784"/><text:bookmark text:name="_Toc427860207"/>4<text:tab/>Apéndices<text:bookmark-end text:name="__RefHeading___Toc1101_4103931874"/><text:bookmark-end text:name="_Toc500239784"/></text:h>
      <text:h text:style-name="Heading_20_2" text:outline-level="2"><text:bookmark-start text:name="__RefHeading___Toc1107_4103931874"/><text:bookmark-start text:name="_Toc500239785"/><text:span text:style-name="Fuente_20_de_20_párrafo_20_predeter."><text:span text:style-name="T3">4.1<text:tab/>Diagrama de Clases Diseño</text:span></text:span><text:bookmark-end text:name="__RefHeading___Toc1107_4103931874"/><text:bookmark-end text:name="_Toc500239785"/></text:h>
      <text:p text:style-name="Standard">Ver anexo [Diagrama de Clases.pdf]</text:p>
      <text:h text:style-name="Heading_20_2" text:outline-level="2"><text:bookmark-start text:name="__RefHeading___Toc1000_1468808285"/><text:bookmark-start text:name="_Toc500239786"/><text:span text:style-name="Fuente_20_de_20_párrafo_20_predeter."><text:span text:style-name="T3">4.2<text:tab/>Casos de Uso</text:span></text:span><text:bookmark-end text:name="__RefHeading___Toc1000_1468808285"/><text:bookmark-end text:name="_Toc500239786"/></text:h>
      <text:p text:style-name="Standard">Ver anexo [SRS.Anexo.Casos De Uso.pdf]</text:p>
      <text:h text:style-name="P72" text:outline-level="2"><text:bookmark-start text:name="__RefHeading___Toc1109_4103931874"/><text:bookmark-start text:name="_Toc500239787"/>4.3<text:tab/>Historial de revisiones<text:bookmark-end text:name="__RefHeading___Toc1109_4103931874"/><text:bookmark-end text:name="_Toc500239787"/></text:h>
      <table:table table:name="Tabla3" table:style-name="Tabla3">
        <table:table-column table:style-name="Tabla3.A"/>
        <table:table-column table:style-name="Tabla3.B"/>
        <table:table-column table:style-name="Tabla3.C"/>
        <table:table-row>
          <table:table-cell table:style-name="Tabla3.A1" office:value-type="string">
            <text:p text:style-name="P39">Fecha</text:p>
          </table:table-cell>
          <table:table-cell table:style-name="Tabla3.A1" office:value-type="string">
            <text:p text:style-name="P39">Versión</text:p>
          </table:table-cell>
          <table:table-cell table:style-name="Tabla3.A1" office:value-type="string">
            <text:p text:style-name="P39">Descripción</text:p>
          </table:table-cell>
        </table:table-row>
        <table:table-row>
          <table:table-cell table:style-name="Tabla3.A2" office:value-type="string">
            <text:p text:style-name="P40">04/12/2017</text:p>
          </table:table-cell>
          <table:table-cell table:style-name="Tabla3.B2" office:value-type="string">
            <text:p text:style-name="P40">1.0</text:p>
          </table:table-cell>
          <table:table-cell table:style-name="Tabla3.C2" office:value-type="string">
            <text:p text:style-name="P19">Se agregaron los casos de uso básicos para cada nivel de usuario.</text:p>
          </table:table-cell>
        </table:table-row>
        <table:table-row>
          <table:table-cell table:style-name="Tabla3.A3" office:value-type="string">
            <text:p text:style-name="P41">05/12/2017</text:p>
          </table:table-cell>
          <table:table-cell table:style-name="Tabla3.B3" office:value-type="string">
            <text:p text:style-name="P41">2.0</text:p>
          </table:table-cell>
          <table:table-cell table:style-name="Tabla3.C3" office:value-type="string">
            <text:p text:style-name="P25">Se revisa documento contra estándar IEEE <text:s/>830:1998. Se redactan nuevamente los casos de uso de forma informal para cumplir con lo definido para el punto 2.</text:p>
            <text:p text:style-name="P25">Se completan las definiciones de nivel de usuario.</text:p>
          </table:table-cell>
        </table:table-row>
        <table:table-row>
          <table:table-cell table:style-name="Tabla3.A4" office:value-type="string">
            <text:p text:style-name="P42">06/12/2017</text:p>
          </table:table-cell>
          <table:table-cell table:style-name="Tabla3.B4" office:value-type="string">
            <text:p text:style-name="P42">3.0</text:p>
          </table:table-cell>
          <table:table-cell table:style-name="Tabla3.C4" office:value-type="string">
            <text:p text:style-name="P18">Se agregaron funciones a implementar categorizándolas en esenciales, condicionales y opcionales.</text:p>
            <text:p text:style-name="P18">Se corrigió punto de atributos de sistema.</text:p>
            <text:p text:style-name="P18">Se cambió titulo de índice (contenido por sumario).</text:p>
          </table:table-cell>
        </table:table-row>
        <table:table-row>
          <table:table-cell table:style-name="Tabla3.A5" office:value-type="string">
            <text:p text:style-name="P43">08/12/2017</text:p>
          </table:table-cell>
          <table:table-cell table:style-name="Tabla3.B5" office:value-type="string">
            <text:p text:style-name="P43">4.0</text:p>
          </table:table-cell>
          <table:table-cell table:style-name="Tabla3.C5" office:value-type="string">
            <text:p text:style-name="P20">Se agrego en alcance del sistema descripción de funcionalidad opcional de <text:s/>separación de pooles.</text:p>
          </table:table-cell>
        </table:table-row>
        <table:table-row>
          <table:table-cell table:style-name="Tabla3.A6" office:value-type="string">
            <text:p text:style-name="P44">09/12/2017</text:p>
          </table:table-cell>
          <table:table-cell table:style-name="Tabla3.B6" office:value-type="string">
            <text:p text:style-name="P44">5.0</text:p>
          </table:table-cell>
          <table:table-cell table:style-name="Tabla3.C6" office:value-type="string">
            <text:p text:style-name="P22">Se agregaron definiciones de Autenticación y Autorización.</text:p>
          </table:table-cell>
        </table:table-row>
        <table:table-row>
          <table:table-cell table:style-name="Tabla3.A7" office:value-type="string">
            <text:p text:style-name="P45">11/12/2017</text:p>
          </table:table-cell>
          <table:table-cell table:style-name="Tabla3.B7" office:value-type="string">
            <text:p text:style-name="P45">6.0</text:p>
          </table:table-cell>
          <table:table-cell table:style-name="Tabla3.C7" office:value-type="string">
            <text:p text:style-name="P23">Se revisó y cambio definición de pool de muestreo.</text:p>
          </table:table-cell>
        </table:table-row>
        <table:table-row>
          <table:table-cell table:style-name="Tabla3.A8" office:value-type="string">
            <text:p text:style-name="P46">15/12/2017</text:p>
          </table:table-cell>
          <table:table-cell table:style-name="Tabla3.B8" office:value-type="string">
            <text:p text:style-name="P46">7.0</text:p>
          </table:table-cell>
          <table:table-cell table:style-name="Tabla3.C8" office:value-type="string">
            <text:p text:style-name="P24">Se revisó documento por modificación de diseño, se eliminó la relación directa entre Muestreo y Requisito, lo que llevó a la adecuación de los casos de uso correspondientes para Administrador y Verificador. Con este cambio a los muestreos se les asignan análisis que luego sus resultados se compararán con los requisitos para la liberación o no, de los productos.</text:p>
          </table:table-cell>
        </table:table-row>
        <table:table-row>
          <table:table-cell table:style-name="Tabla3.A9" office:value-type="string">
            <text:p text:style-name="P47">22/12/2017</text:p>
          </table:table-cell>
          <table:table-cell table:style-name="Tabla3.B9" office:value-type="string">
            <text:p text:style-name="P47">8.0</text:p>
          </table:table-cell>
          <table:table-cell table:style-name="Tabla3.C9" office:value-type="string">
            <text:p text:style-name="P26">Se agrego descripción de vigencia de los límites en alcance de sistema.</text:p>
          </table:table-cell>
        </table:table-row>
        <table:table-row>
          <table:table-cell table:style-name="Tabla3.A10" office:value-type="string">
            <text:p text:style-name="P48">16/02/2018</text:p>
          </table:table-cell>
          <table:table-cell table:style-name="Tabla3.B10" office:value-type="string">
            <text:p text:style-name="P48">9.0</text:p>
          </table:table-cell>
          <table:table-cell table:style-name="Tabla3.C10" office:value-type="string">
            <text:p text:style-name="P27">Se agregó descripción de resultados al alcance del sistema <text:span text:style-name="T31">incluyéndose valores fijos de búsquedas y valores matemáticos de recuentos. Se describe el motivo de uso de dos resultados para búsquedas.</text:span></text:p>
            <text:p text:style-name="P28">Se corrigió versión de lenguaje de desarrollo.</text:p>
          </table:table-cell>
        </table:table-row>
        <table:table-row>
          <table:table-cell table:style-name="Tabla3.A11" office:value-type="string">
            <text:p text:style-name="P49">20/02/2018</text:p>
          </table:table-cell>
          <table:table-cell table:style-name="Tabla3.B11" office:value-type="string">
            <text:p text:style-name="P50">10.0</text:p>
          </table:table-cell>
          <table:table-cell table:style-name="Tabla3.C11" office:value-type="string">
            <text:p text:style-name="P29">Se incluyó en alcance de sistema la posibilidad de realizar análisis en diferentes laboratorios.</text:p>
            <text:p text:style-name="P29">Se agregaron definiciones de Ensayo y Resultados de Análisis.</text:p>
            <text:p text:style-name="P29">Se complementó con más información la definición de Muestreo.</text:p>
          </table:table-cell>
        </table:table-row>
        <table:table-row>
          <table:table-cell table:style-name="Tabla3.A12" office:value-type="string">
            <text:p text:style-name="P51">22/02/2018</text:p>
          </table:table-cell>
          <table:table-cell table:style-name="Tabla3.B12" office:value-type="string">
            <text:p text:style-name="P51">11.0</text:p>
          </table:table-cell>
          <table:table-cell table:style-name="Tabla3.C12" office:value-type="string">
            <text:p text:style-name="P30">Se agregó que en casos de análisis de pooles abiertos éstos puede ser realizados <text:soft-page-break/>en un laboratorio diferente a los del pool original.</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UY"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UY"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4%" fo:orphans="2" fo:widows="2" fo:hyphenation-ladder-count="no-limit"/>
      <style:text-properties fo:color="#00000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fo:font-size="12pt" style:font-size-asian="12pt" style:font-size-complex="12pt" fo:hyphenate="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Puesto" style:family="paragraph" style:parent-style-name="Standard">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Sin_20_espaciado" style:display-name="Sin espaciado" style:family="paragraph">
      <style:paragraph-properties fo:orphans="2" fo:widows="2" fo:hyphenation-ladder-count="no-limit"/>
      <style:text-properties fo:color="#00000a" style:language-asian="es" style:country-asian="UY" fo:hyphenate="false"/>
    </style:style>
    <style:style style:name="Título_20_de_20_TDC" style:display-name="Título de TDC" style:family="paragraph" style:parent-style-name="Heading_20_1" style:next-style-name="Standard" style:default-outline-level="1" style:list-style-name="">
      <style:paragraph-properties fo:hyphenation-ladder-count="no-limit"/>
      <style:text-properties style:language-asian="es" style:country-asian="UY"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hyphenation-ladder-count="no-limit"/>
      <style:text-properties fo:hyphenate="false"/>
    </style:style>
    <style:style style:name="Subtitle" style:family="paragraph" style:parent-style-name="Standard" style:next-style-name="Standard" style:class="chapter">
      <style:paragraph-properties fo:hyphenation-ladder-count="no-limit"/>
      <style:text-properties fo:color="#5a5a5a" fo:letter-spacing="0.026cm"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Sin_20_espaciado_20_Car" style:display-name="Sin espaciado Car" style:family="text" style:parent-style-name="Fuente_20_de_20_párrafo_20_predeter.">
      <style:text-properties style:font-name-asian="Calibri" style:font-family-asian="Calibri" style:font-family-generic-asian="swiss" style:font-pitch-asian="variable" style:language-asian="es" style:country-asian="UY"/>
    </style:style>
    <style:style style:name="Título_20_1_20_Car" style:display-name="Título 1 Car" style:family="text" style:parent-style-name="Fuente_20_de_20_párrafo_20_predeter.">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Internet_20_link" style:display-name="Internet link"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Subtítulo_20_Car" style:display-name="Subtítulo Car" style:family="text" style:parent-style-name="Fuente_20_de_20_párrafo_20_predeter.">
      <style:text-properties fo:color="#5a5a5a" fo:letter-spacing="0.026cm" style:font-name-asian="Calibri" style:font-family-asian="Calibri" style:font-family-generic-asian="swiss" style:font-pitch-asian="variable"/>
    </style:style>
    <style:style style:name="Título_20_2_20_Car" style:display-name="Título 2 Car" style:family="text" style:parent-style-name="Fuente_20_de_20_párrafo_20_predeter.">
      <style:text-properties fo:color="#2e74b5"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Énfasis" style:family="text" style:parent-style-name="Fuente_20_de_20_párrafo_20_predeter.">
      <style:text-properties fo:font-style="italic" style:font-style-asian="italic" style:font-style-complex="italic"/>
    </style:style>
    <style:style style:name="Título_20_3_20_Car" style:display-name="Título 3 Car" style:family="text" style:parent-style-name="Fuente_20_de_20_párrafo_20_predeter.">
      <style:text-properties fo:color="#1f4d78" style:font-name="Calibri Light" fo:font-family="'Calibri Light'" style:font-family-generic="swiss" style:font-pitch="variable" fo:font-size="12pt" style:font-name-asian="Calibri" style:font-family-asian="Calibri" style:font-family-generic-asian="swiss" style:font-pitch-asian="variable" style:font-size-asian="12pt" style:font-name-complex="Tahoma" style:font-family-complex="Tahoma" style:font-family-generic-complex="swiss" style:font-pitch-complex="variable" style:font-size-complex="12pt"/>
    </style:style>
    <style:style style:name="Título_20_4_20_Car" style:display-name="Título 4 Car" style:family="text" style:parent-style-name="Fuente_20_de_20_párrafo_20_predeter.">
      <style:text-properties fo:color="#2e74b5" style:font-name="Calibri Light" fo:font-family="'Calibri Light'" style:font-family-generic="swiss" style:font-pitch="variable" fo:font-style="italic" style:font-name-asian="Calibri" style:font-family-asian="Calibri" style:font-family-generic-asian="swiss" style:font-pitch-asian="variable" style:font-style-asian="italic" style:font-name-complex="Tahoma" style:font-family-complex="Tahoma"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Index_20_Link" style:display-name="Index Link" style:family="text"/>
    <style:style style:name="Numbering_20_Symbols" style:display-name="Numbering Symbols" style:family="text">
      <style:text-properties fo:color="#1f4d78"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1f4d78" style:font-name="OpenSymbol" fo:font-family="OpenSymbol" style:font-family-generic="system" style:font-charset="x-symbol" fo:background-color="transparent"/>
    </style:style>
    <style:style style:name="WW_5f_CharLFO1LVL2" style:display-name="WW_CharLFO1LVL2" style:family="text">
      <style:text-properties fo:color="#1f4d78" style:font-name="OpenSymbol" fo:font-family="OpenSymbol" style:font-family-generic="system" style:font-charset="x-symbol" fo:background-color="transparent"/>
    </style:style>
    <style:style style:name="WW_5f_CharLFO1LVL3" style:display-name="WW_CharLFO1LVL3" style:family="text">
      <style:text-properties fo:color="#1f4d78" style:font-name="OpenSymbol" fo:font-family="OpenSymbol" style:font-family-generic="system" style:font-charset="x-symbol" fo:background-color="transparent"/>
    </style:style>
    <style:style style:name="WW_5f_CharLFO1LVL4" style:display-name="WW_CharLFO1LVL4" style:family="text">
      <style:text-properties fo:color="#1f4d78" style:font-name="OpenSymbol" fo:font-family="OpenSymbol" style:font-family-generic="system" style:font-charset="x-symbol" fo:background-color="transparent"/>
    </style:style>
    <style:style style:name="WW_5f_CharLFO1LVL5" style:display-name="WW_CharLFO1LVL5" style:family="text">
      <style:text-properties fo:color="#1f4d78" style:font-name="OpenSymbol" fo:font-family="OpenSymbol" style:font-family-generic="system" style:font-charset="x-symbol" fo:background-color="transparent"/>
    </style:style>
    <style:style style:name="WW_5f_CharLFO1LVL6" style:display-name="WW_CharLFO1LVL6" style:family="text">
      <style:text-properties fo:color="#1f4d78" style:font-name="OpenSymbol" fo:font-family="OpenSymbol" style:font-family-generic="system" style:font-charset="x-symbol" fo:background-color="transparent"/>
    </style:style>
    <style:style style:name="WW_5f_CharLFO1LVL7" style:display-name="WW_CharLFO1LVL7" style:family="text">
      <style:text-properties fo:color="#1f4d78" style:font-name="OpenSymbol" fo:font-family="OpenSymbol" style:font-family-generic="system" style:font-charset="x-symbol" fo:background-color="transparent"/>
    </style:style>
    <style:style style:name="WW_5f_CharLFO1LVL8" style:display-name="WW_CharLFO1LVL8" style:family="text">
      <style:text-properties fo:color="#1f4d78" style:font-name="OpenSymbol" fo:font-family="OpenSymbol" style:font-family-generic="system" style:font-charset="x-symbol" fo:background-color="transparent"/>
    </style:style>
    <style:style style:name="WW_5f_CharLFO1LVL9" style:display-name="WW_CharLFO1LVL9" style:family="text">
      <style:text-properties fo:color="#1f4d78" style:font-name="OpenSymbol" fo:font-family="OpenSymbol" style:font-family-generic="system" style:font-charset="x-symbol" fo:background-color="transparent"/>
    </style:style>
    <style:style style:name="WW_5f_CharLFO26LVL1" style:display-name="WW_CharLFO26LVL1" style:family="text">
      <style:text-properties fo:color="#1f4d78" fo:background-color="transparent"/>
    </style:style>
    <style:style style:name="WW_5f_CharLFO26LVL2" style:display-name="WW_CharLFO26LVL2" style:family="text">
      <style:text-properties fo:color="#1f4d78" fo:background-color="transparent"/>
    </style:style>
    <style:style style:name="WW_5f_CharLFO26LVL3" style:display-name="WW_CharLFO26LVL3" style:family="text">
      <style:text-properties fo:color="#1f4d78" fo:background-color="transparent"/>
    </style:style>
    <style:style style:name="WW_5f_CharLFO26LVL4" style:display-name="WW_CharLFO26LVL4" style:family="text">
      <style:text-properties fo:color="#1f4d78" fo:background-color="transparent"/>
    </style:style>
    <style:style style:name="WW_5f_CharLFO26LVL5" style:display-name="WW_CharLFO26LVL5" style:family="text">
      <style:text-properties fo:color="#1f4d78" fo:background-color="transparent"/>
    </style:style>
    <style:style style:name="WW_5f_CharLFO26LVL6" style:display-name="WW_CharLFO26LVL6" style:family="text">
      <style:text-properties fo:color="#1f4d78" fo:background-color="transparent"/>
    </style:style>
    <style:style style:name="WW_5f_CharLFO26LVL7" style:display-name="WW_CharLFO26LVL7" style:family="text">
      <style:text-properties fo:color="#1f4d78" fo:background-color="transparent"/>
    </style:style>
    <style:style style:name="WW_5f_CharLFO26LVL8" style:display-name="WW_CharLFO26LVL8" style:family="text">
      <style:text-properties fo:color="#1f4d78" fo:background-color="transparent"/>
    </style:style>
    <style:style style:name="WW_5f_CharLFO26LVL9" style:display-name="WW_CharLFO26LVL9" style:family="text">
      <style:text-properties fo:color="#1f4d78" fo:background-color="transparent"/>
    </style:style>
    <style:style style:name="WW_5f_CharLFO27LVL1" style:display-name="WW_CharLFO27LVL1" style:family="text">
      <style:text-properties fo:color="#1f4d78" fo:background-color="transparent"/>
    </style:style>
    <style:style style:name="WW_5f_CharLFO27LVL2" style:display-name="WW_CharLFO27LVL2" style:family="text">
      <style:text-properties fo:color="#1f4d78" fo:background-color="transparent"/>
    </style:style>
    <style:style style:name="WW_5f_CharLFO27LVL3" style:display-name="WW_CharLFO27LVL3" style:family="text">
      <style:text-properties fo:color="#1f4d78" fo:background-color="transparent"/>
    </style:style>
    <style:style style:name="WW_5f_CharLFO27LVL4" style:display-name="WW_CharLFO27LVL4" style:family="text">
      <style:text-properties fo:color="#1f4d78" fo:background-color="transparent"/>
    </style:style>
    <style:style style:name="WW_5f_CharLFO27LVL5" style:display-name="WW_CharLFO27LVL5" style:family="text">
      <style:text-properties fo:color="#1f4d78" fo:background-color="transparent"/>
    </style:style>
    <style:style style:name="WW_5f_CharLFO27LVL6" style:display-name="WW_CharLFO27LVL6" style:family="text">
      <style:text-properties fo:color="#1f4d78" fo:background-color="transparent"/>
    </style:style>
    <style:style style:name="WW_5f_CharLFO27LVL7" style:display-name="WW_CharLFO27LVL7" style:family="text">
      <style:text-properties fo:color="#1f4d78" fo:background-color="transparent"/>
    </style:style>
    <style:style style:name="WW_5f_CharLFO27LVL8" style:display-name="WW_CharLFO27LVL8" style:family="text">
      <style:text-properties fo:color="#1f4d78" fo:background-color="transparent"/>
    </style:style>
    <style:style style:name="WW_5f_CharLFO27LVL9" style:display-name="WW_CharLFO27LVL9" style:family="text">
      <style:text-properties fo:color="#1f4d78" fo:background-color="transparent"/>
    </style:style>
    <style:style style:name="WW_5f_CharLFO29LVL1" style:display-name="WW_CharLFO29LVL1" style:family="text">
      <style:text-properties fo:color="#1f4d78" fo:background-color="transparent"/>
    </style:style>
    <style:style style:name="WW_5f_CharLFO29LVL2" style:display-name="WW_CharLFO29LVL2" style:family="text">
      <style:text-properties fo:color="#1f4d78" fo:background-color="transparent"/>
    </style:style>
    <style:style style:name="WW_5f_CharLFO29LVL3" style:display-name="WW_CharLFO29LVL3" style:family="text">
      <style:text-properties fo:color="#1f4d78" fo:background-color="transparent"/>
    </style:style>
    <style:style style:name="WW_5f_CharLFO29LVL4" style:display-name="WW_CharLFO29LVL4" style:family="text">
      <style:text-properties fo:color="#1f4d78" fo:background-color="transparent"/>
    </style:style>
    <style:style style:name="WW_5f_CharLFO29LVL5" style:display-name="WW_CharLFO29LVL5" style:family="text">
      <style:text-properties fo:color="#1f4d78" fo:background-color="transparent"/>
    </style:style>
    <style:style style:name="WW_5f_CharLFO29LVL6" style:display-name="WW_CharLFO29LVL6" style:family="text">
      <style:text-properties fo:color="#1f4d78" fo:background-color="transparent"/>
    </style:style>
    <style:style style:name="WW_5f_CharLFO29LVL7" style:display-name="WW_CharLFO29LVL7" style:family="text">
      <style:text-properties fo:color="#1f4d78" fo:background-color="transparent"/>
    </style:style>
    <style:style style:name="WW_5f_CharLFO29LVL8" style:display-name="WW_CharLFO29LVL8" style:family="text">
      <style:text-properties fo:color="#1f4d78" fo:background-color="transparent"/>
    </style:style>
    <style:style style:name="WW_5f_CharLFO29LVL9" style:display-name="WW_CharLFO29LVL9" style:family="text">
      <style:text-properties fo:color="#1f4d78" fo:background-color="transparent"/>
    </style:style>
    <style:style style:name="WW_5f_CharLFO30LVL1" style:display-name="WW_CharLFO30LVL1" style:family="text">
      <style:text-properties fo:color="#1f4d78" fo:background-color="transparent"/>
    </style:style>
    <style:style style:name="WW_5f_CharLFO30LVL2" style:display-name="WW_CharLFO30LVL2" style:family="text">
      <style:text-properties fo:color="#1f4d78" fo:background-color="transparent"/>
    </style:style>
    <style:style style:name="WW_5f_CharLFO30LVL3" style:display-name="WW_CharLFO30LVL3" style:family="text">
      <style:text-properties fo:color="#1f4d78" fo:background-color="transparent"/>
    </style:style>
    <style:style style:name="WW_5f_CharLFO30LVL4" style:display-name="WW_CharLFO30LVL4" style:family="text">
      <style:text-properties fo:color="#1f4d78" fo:background-color="transparent"/>
    </style:style>
    <style:style style:name="WW_5f_CharLFO30LVL5" style:display-name="WW_CharLFO30LVL5" style:family="text">
      <style:text-properties fo:color="#1f4d78" fo:background-color="transparent"/>
    </style:style>
    <style:style style:name="WW_5f_CharLFO30LVL6" style:display-name="WW_CharLFO30LVL6" style:family="text">
      <style:text-properties fo:color="#1f4d78" fo:background-color="transparent"/>
    </style:style>
    <style:style style:name="WW_5f_CharLFO30LVL7" style:display-name="WW_CharLFO30LVL7" style:family="text">
      <style:text-properties fo:color="#1f4d78" fo:background-color="transparent"/>
    </style:style>
    <style:style style:name="WW_5f_CharLFO30LVL8" style:display-name="WW_CharLFO30LVL8" style:family="text">
      <style:text-properties fo:color="#1f4d78" fo:background-color="transparent"/>
    </style:style>
    <style:style style:name="WW_5f_CharLFO30LVL9" style:display-name="WW_CharLFO30LVL9" style:family="text">
      <style:text-properties fo:color="#1f4d78" fo:background-color="transpar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WW_5f_CharLFO1LVL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44cm" fo:margin-left="1.8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1.27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fo:text-indent="-1.27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text-indent="-1.27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style:list-level-label-alignment text:label-followed-by="listtab" fo:text-indent="-1.27cm" fo:margin-left="3.1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4.982cm" fo:margin-left="0cm" table:align="left"/>
    </style:style>
    <style:style style:name="Tabla1.A" style:family="table-column">
      <style:table-column-properties style:column-width="7.491cm"/>
    </style:style>
    <style:style style:name="Tabla1.A1" style:family="table-cell">
      <style:table-cell-properties fo:padding-left="0.208cm" fo:padding-right="0.191cm" fo:padding-top="0cm" fo:padding-bottom="0cm" fo:border="none" style:writing-mode="lr-tb"/>
    </style:style>
    <style:style style:name="Tabla2" style:family="table">
      <style:table-properties style:width="16.693cm" fo:margin-left="0cm" table:align="left"/>
    </style:style>
    <style:style style:name="Tabla2.A" style:family="table-column">
      <style:table-column-properties style:column-width="7.491cm"/>
    </style:style>
    <style:style style:name="Tabla2.B" style:family="table-column">
      <style:table-column-properties style:column-width="9.202cm"/>
    </style:style>
    <style:style style:name="Tabla2.A1" style:family="table-cell">
      <style:table-cell-properties fo:padding-left="0.208cm" fo:padding-right="0.191cm" fo:padding-top="0cm" fo:padding-bottom="0cm" fo:border="none" style:writing-mode="lr-tb"/>
    </style:style>
    <style:style style:name="MP1" style:family="paragraph" style:parent-style-name="Encabezado">
      <style:text-properties fo:color="#1f4e79"/>
    </style:style>
    <style:style style:name="MP2" style:family="paragraph" style:parent-style-name="Encabezado">
      <style:paragraph-properties fo:text-align="end" style:justify-single-word="false"/>
      <style:text-properties fo:color="#1f4e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7cm" fo:margin-left="2.501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4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number-columns-repeated="2"/>
          <table:table-row>
            <table:table-cell table:style-name="Tabla1.A1" office:value-type="string">
              <text:p text:style-name="MP1">San José</text:p>
            </table:table-cell>
            <table:table-cell table:style-name="Tabla1.A1" office:value-type="string">
              <text:p text:style-name="MP2">Laboratorio</text:p>
            </table:table-cell>
          </table:table-row>
        </table:table>
        <text:p text:style-name="MP1"/>
      </style:header>
    </style:master-page>
    <style:master-page style:name="MP1" style:page-layout-name="Mpm2">
      <style:header>
        <table:table table:name="Tabla2" table:style-name="Tabla2">
          <table:table-column table:style-name="Tabla2.A"/>
          <table:table-column table:style-name="Tabla2.B"/>
          <table:table-row>
            <table:table-cell table:style-name="Tabla2.A1" office:value-type="string">
              <text:p text:style-name="MP1">San José</text:p>
            </table:table-cell>
            <table:table-cell table:style-name="Tabla2.A1" office:value-type="string">
              <text:p text:style-name="MP2">Laboratorio</text:p>
            </table:table-cell>
          </table:table-row>
        </table:table>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Dev/6.0.0.0.beta2$Windows_X86_64 LibreOffice_project/13edaaa12f25de343fce136064e27da66c1c4fa4</meta:generator>
    <dc:title>Especificación de Requisitos de Software - Laboratorio</dc:title>
    <dc:subject>Desarrollo de sistema de información para laboratorio.</dc:subject>
    <meta:initial-creator>Diego Pérez</meta:initial-creator>
    <meta:creation-date>2017-12-03T15:35:00Z</meta:creation-date>
    <dc:date>2018-02-22T23:10:11.052000000</dc:date>
    <meta:editing-cycles>112</meta:editing-cycles>
    <meta:editing-duration>PT7H48M27S</meta:editing-duration>
    <dc:creator>Diego Pérez</dc:creator>
    <meta:document-statistic meta:table-count="3" meta:image-count="0" meta:object-count="0" meta:page-count="9" meta:paragraph-count="198" meta:word-count="2147" meta:character-count="14164" meta:non-whitespace-character-count="12218"/>
    <meta:user-defined meta:name="AppVersion">16.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VersionList.xml><?xml version="1.0" encoding="utf-8"?>
<VL:version-list xmlns:dc="http://purl.org/dc/elements/1.1/" xmlns:VL="http://openoffice.org/2001/versions-list">
  <VL:version-entry VL:title="Version1" VL:comment="Se revisa documento contra estándar IEEE  830:1998. Se redactan nuevamente los casos de uso de forma informal para cumplir con lo definido para el punto 2.&#10;Se completan las definiciones de nivel de usuario." VL:creator="Diego Pérez" dc:date-time="2017-12-05T18:47:19"/>
  <VL:version-entry VL:title="Version2" VL:comment="Se agregaron funciones a implementar categorizándolas en esenciales, condicionales y opcionales.&#10;Se corrigió punto de atributos de sistema.&#10;Se cambió titulo de índice (contenido por sumario)." VL:creator="Diego Pérez" dc:date-time="2017-12-06T21:43:53"/>
  <VL:version-entry VL:title="Version3" VL:comment="Se agrego en alcance del sistema descripción de funcionalidad opcional de  separación de pooles." VL:creator="Diego Pérez" dc:date-time="2017-12-08T13:32:45"/>
  <VL:version-entry VL:title="Version4" VL:comment="Se agregaron definiciones de Autenticación y Autorización." VL:creator="Diego Pérez" dc:date-time="2017-12-10T00:51:02"/>
  <VL:version-entry VL:title="Version5" VL:comment="Se revisó y cambio definición de pool de muestreo." VL:creator="Diego Pérez" dc:date-time="2017-12-11T11:04:18"/>
  <VL:version-entry VL:title="Version6" VL:comment="Se revisó documento por modificación de diseño, se eliminó la relación directa entre Muestreo y Requisito, lo que llevó a la adecuación de los casos de uso correspondientes para Administrador y Verificador. Con este cambio a los muestreos se les asignan análisis que luego sus resultados se compararán con los requisitos para la liberación o no, de los productos.&#10;" VL:creator="Diego Pérez" dc:date-time="2017-12-15T13:44:51"/>
  <VL:version-entry VL:title="Version7" VL:comment="Se agrego descripción de vigencia de los límites en alcance de sistema." VL:creator="Diego Pérez" dc:date-time="2017-12-22T12:37:59"/>
  <VL:version-entry VL:title="Version8" VL:comment="Se incluyó en alcance de sistema la posibilidad de realizar análisis en diferentes laboratorios.&#10;Se agregaron definiciones de Ensayo y Resultados de Análisis.&#10;Se complementó con más información la definición de Muestreo." VL:creator="Diego Pérez" dc:date-time="2018-02-20T22:09:20"/>
  <VL:version-entry VL:title="Version9" VL:comment="Se agregó que en casos de análisis de pooles abiertos éstos puede ser realizados en un laboratorio diferente a los del pool original." VL:creator="Diego Pérez" dc:date-time="2018-02-22T23:10:11"/>
</VL:version-list>
</file>